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master-page-name="">
      <style:table-properties style:width="6.7111in" fo:margin-left="0.0014in" fo:margin-top="0in" fo:margin-bottom="0in" style:page-number="auto" table:align="left" style:writing-mode="page"/>
    </style:style>
    <style:style style:name="Table1.A" style:family="table-column">
      <style:table-column-properties style:column-width="0.7083in"/>
    </style:style>
    <style:style style:name="Table1.B" style:family="table-column">
      <style:table-column-properties style:column-width="0.375in"/>
    </style:style>
    <style:style style:name="Table1.E" style:family="table-column">
      <style:table-column-properties style:column-width="0.3125in"/>
    </style:style>
    <style:style style:name="Table1.F" style:family="table-column">
      <style:table-column-properties style:column-width="0.4792in"/>
    </style:style>
    <style:style style:name="Table1.G" style:family="table-column">
      <style:table-column-properties style:column-width="0.5208in"/>
    </style:style>
    <style:style style:name="Table1.I" style:family="table-column">
      <style:table-column-properties style:column-width="0.6875in"/>
    </style:style>
    <style:style style:name="Table1.J" style:family="table-column">
      <style:table-column-properties style:column-width="0.5in"/>
    </style:style>
    <style:style style:name="Table1.K" style:family="table-column">
      <style:table-column-properties style:column-width="2.0028in"/>
    </style:style>
    <style:style style:name="Table1.1" style:family="table-row">
      <style:table-row-properties fo:keep-together="auto"/>
    </style:style>
    <style:style style:name="Table1.A1" style:family="table-cell">
      <style:table-cell-properties style:vertical-align="middle" fo:padding-left="0.0208in" fo:padding-right="0.0208in" fo:padding-top="0in" fo:padding-bottom="0in" fo:border="none"/>
    </style:style>
    <style:style style:name="Table1.2" style:family="table-row">
      <style:table-row-properties style:min-row-height="0in" fo:keep-together="auto"/>
    </style:style>
    <style:style style:name="P1" style:family="paragraph" style:parent-style-name="Standard" style:master-page-name="">
      <loext:graphic-properties draw:fill="none"/>
      <style:paragraph-properties fo:margin-left="0in" fo:margin-right="0in" fo:margin-top="0in" fo:margin-bottom="0in" style:contextual-spacing="false" fo:text-align="center" style:justify-single-word="false" fo:orphans="2" fo:widows="2" fo:text-indent="0in" style:auto-text-indent="false" style:page-number="auto" fo:background-color="transparent" style:writing-mode="lr-tb"/>
      <style:text-properties style:font-name="Noto Sans" fo:font-size="12pt" fo:font-weight="bold" officeooo:rsid="00198f61" officeooo:paragraph-rsid="00198f61" style:font-size-asian="12pt" style:font-weight-asian="bold" style:font-size-complex="12pt" style:font-weight-complex="bold"/>
    </style:style>
    <style:style style:name="P2" style:family="paragraph" style:parent-style-name="Standard">
      <loext:graphic-properties draw:fill="none"/>
      <style:paragraph-properties fo:margin-left="0in" fo:margin-right="0in" fo:margin-top="0in" fo:margin-bottom="0in" style:contextual-spacing="false" fo:text-align="justify" style:justify-single-word="false" fo:orphans="2" fo:widows="2" fo:text-indent="0.1866in" style:auto-text-indent="false" fo:background-color="transparent" style:writing-mode="lr-tb"/>
      <style:text-properties style:font-name="Noto Sans" fo:font-size="12pt" fo:font-weight="bold" style:font-size-asian="12pt" style:font-weight-asian="bold" style:font-size-complex="12pt" style:font-weight-complex="bold"/>
    </style:style>
    <style:style style:name="P3" style:family="paragraph" style:parent-style-name="Standard">
      <style:paragraph-properties fo:text-align="end" style:justify-single-word="false"/>
      <style:text-properties style:font-name="Noto Sans" fo:font-size="12pt" officeooo:rsid="00186e83" officeooo:paragraph-rsid="00186e83" style:font-size-asian="12pt" style:font-size-complex="12pt"/>
    </style:style>
    <style:style style:name="P4" style:family="paragraph" style:parent-style-name="Standard">
      <style:paragraph-properties fo:text-align="end" style:justify-single-word="false"/>
      <style:text-properties style:font-name="Noto Sans" fo:font-size="12pt" style:font-size-asian="12pt" style:font-size-complex="12pt"/>
    </style:style>
    <style:style style:name="P5" style:family="paragraph" style:parent-style-name="Standard">
      <style:paragraph-properties fo:margin-left="0in" fo:margin-right="0in" fo:text-align="start" style:justify-single-word="false" fo:text-indent="0.1965in" style:auto-text-indent="false"/>
      <style:text-properties style:font-name="Noto Sans" fo:font-size="12pt" officeooo:rsid="00198f61" officeooo:paragraph-rsid="00198f61" style:font-size-asian="12pt" style:font-size-complex="12pt"/>
    </style:style>
    <style:style style:name="P6" style:family="paragraph" style:parent-style-name="Standard">
      <style:paragraph-properties fo:margin-left="0in" fo:margin-right="0in" fo:text-align="justify" style:justify-single-word="false" fo:text-indent="0.1965in" style:auto-text-indent="false"/>
      <style:text-properties style:font-name="Noto Sans" fo:font-size="12pt" officeooo:rsid="00198f61" officeooo:paragraph-rsid="001e9df6" style:font-size-asian="12pt" style:font-size-complex="12pt"/>
    </style:style>
    <style:style style:name="P7" style:family="paragraph" style:parent-style-name="Standard">
      <style:paragraph-properties fo:margin-left="0in" fo:margin-right="0in" fo:text-align="justify" style:justify-single-word="false" fo:text-indent="0.1965in" style:auto-text-indent="false"/>
      <style:text-properties style:font-name="Noto Sans" fo:font-size="12pt" officeooo:rsid="00198f61" officeooo:paragraph-rsid="00198f61" style:font-size-asian="12pt" style:font-size-complex="12pt"/>
    </style:style>
    <style:style style:name="P8" style:family="paragraph" style:parent-style-name="Standard">
      <style:paragraph-properties fo:margin-left="0in" fo:margin-right="0in" fo:text-align="justify" style:justify-single-word="false" fo:text-indent="0.1965in" style:auto-text-indent="false"/>
      <style:text-properties style:font-name="Noto Sans" fo:font-size="12pt" style:font-size-asian="12pt" style:font-size-complex="12pt"/>
    </style:style>
    <style:style style:name="P9" style:family="paragraph" style:parent-style-name="Standard">
      <loext:graphic-properties draw:fill="none"/>
      <style:paragraph-properties fo:margin-left="0in" fo:margin-right="0in" fo:margin-top="0in" fo:margin-bottom="0in" style:contextual-spacing="false" fo:text-align="justify" style:justify-single-word="false" fo:orphans="2" fo:widows="2" fo:text-indent="0.1866in" style:auto-text-indent="false" fo:background-color="transparent" style:writing-mode="lr-tb"/>
      <style:text-properties style:font-name="Noto Sans" fo:font-size="12pt" style:font-size-asian="12pt" style:font-size-complex="12pt"/>
    </style:style>
    <style:style style:name="P10" style:family="paragraph" style:parent-style-name="Standard">
      <loext:graphic-properties draw:fill="none"/>
      <style:paragraph-properties fo:margin-left="0in" fo:margin-right="0in" fo:margin-top="0in" fo:margin-bottom="0in" style:contextual-spacing="false" fo:text-align="start" style:justify-single-word="false" fo:orphans="2" fo:widows="2" fo:text-indent="0.1866in" style:auto-text-indent="false" fo:background-color="transparent" style:writing-mode="lr-tb"/>
    </style:style>
    <style:style style:name="P11" style:family="paragraph" style:parent-style-name="Standard">
      <style:paragraph-properties fo:margin-left="0in" fo:margin-right="0in" fo:text-align="justify" style:justify-single-word="false" fo:text-indent="0.1965in" style:auto-text-indent="false"/>
      <style:text-properties officeooo:paragraph-rsid="001e9df6"/>
    </style:style>
    <style:style style:name="P12"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text-indent="0.1866in" style:auto-text-indent="false" style:page-number="auto" fo:background-color="transparent" style:writing-mode="lr-tb"/>
    </style:style>
    <style:style style:name="P13" style:family="paragraph" style:parent-style-name="Standard">
      <loext:graphic-properties draw:fill="none"/>
      <style:paragraph-properties fo:margin-left="0in" fo:margin-right="0in" fo:margin-top="0in" fo:margin-bottom="0in" style:contextual-spacing="false" fo:text-align="justify" style:justify-single-word="false" fo:orphans="2" fo:widows="2" fo:text-indent="0.1866in" style:auto-text-indent="false" fo:background-color="transparent" style:writing-mode="lr-tb"/>
    </style:style>
    <style:style style:name="P14" style:family="paragraph" style:parent-style-name="Heading_20_1">
      <style:paragraph-properties fo:margin-top="0.05in" fo:margin-bottom="0in" style:contextual-spacing="false" fo:text-align="center" style:justify-single-word="false" fo:break-before="page"/>
      <style:text-properties style:font-name="Noto Sans" fo:font-size="14pt" fo:font-weight="bold" officeooo:rsid="001dd1e2" officeooo:paragraph-rsid="001dd1e2" style:font-size-asian="14pt" style:font-weight-asian="bold" style:font-size-complex="14pt" style:font-weight-complex="bold"/>
    </style:style>
    <style:style style:name="P15" style:family="paragraph" style:parent-style-name="Heading_20_1">
      <style:paragraph-properties fo:margin-top="0.05in" fo:margin-bottom="0in" style:contextual-spacing="false" fo:text-align="center" style:justify-single-word="false" fo:break-before="page"/>
      <style:text-properties style:font-name="Noto Sans" fo:font-size="14pt" fo:font-weight="bold" officeooo:rsid="001aee0c" officeooo:paragraph-rsid="001aee0c" style:font-size-asian="14pt" style:font-weight-asian="bold" style:font-size-complex="14pt" style:font-weight-complex="bold"/>
    </style:style>
    <style:style style:name="P16" style:family="paragraph" style:parent-style-name="Heading_20_1">
      <style:paragraph-properties fo:margin-top="0.05in" fo:margin-bottom="0in" style:contextual-spacing="false" fo:text-align="center" style:justify-single-word="false" fo:break-before="page"/>
      <style:text-properties style:font-name="Noto Sans" fo:font-size="14pt" fo:font-weight="bold" officeooo:rsid="0034a19c" officeooo:paragraph-rsid="0034a19c" style:font-size-asian="14pt" style:font-weight-asian="bold" style:font-size-complex="14pt" style:font-weight-complex="bold"/>
    </style:style>
    <style:style style:name="P17" style:family="paragraph" style:parent-style-name="Heading_20_1">
      <style:paragraph-properties fo:margin-top="0.05in" fo:margin-bottom="0in" style:contextual-spacing="false" fo:text-align="center" style:justify-single-word="false" fo:break-before="page"/>
      <style:text-properties style:font-name="Noto Sans" fo:font-size="14pt" fo:font-weight="bold" officeooo:paragraph-rsid="001aee0c" style:font-size-asian="14pt" style:font-weight-asian="bold" style:font-size-complex="14pt" style:font-weight-complex="bold"/>
    </style:style>
    <style:style style:name="P18" style:family="paragraph" style:parent-style-name="Contents_20_1">
      <style:paragraph-properties>
        <style:tab-stops>
          <style:tab-stop style:position="6.698in" style:type="right" style:leader-style="dotted" style:leader-text="."/>
        </style:tab-stops>
      </style:paragraph-properties>
    </style:style>
    <style:style style:name="P19" style:family="paragraph" style:parent-style-name="Contents_20_2">
      <style:paragraph-properties>
        <style:tab-stops>
          <style:tab-stop style:position="6.698in" style:type="right" style:leader-style="dotted" style:leader-text="."/>
        </style:tab-stops>
      </style:paragraph-properties>
    </style:style>
    <style:style style:name="P20" style:family="paragraph" style:parent-style-name="Contents_20_3">
      <style:paragraph-properties>
        <style:tab-stops>
          <style:tab-stop style:position="6.698in" style:type="right" style:leader-style="dotted" style:leader-text="."/>
        </style:tab-stops>
      </style:paragraph-properties>
    </style:style>
    <style:style style:name="P21" style:family="paragraph" style:parent-style-name="Contents_20_4">
      <style:paragraph-properties>
        <style:tab-stops>
          <style:tab-stop style:position="6.698in" style:type="right" style:leader-style="dotted" style:leader-text="."/>
        </style:tab-stops>
      </style:paragraph-properties>
    </style:style>
    <style:style style:name="P22" style:family="paragraph" style:parent-style-name="Heading_20_2">
      <style:paragraph-properties fo:margin-top="0in" fo:margin-bottom="0in" style:contextual-spacing="false" fo:text-align="center" style:justify-single-word="false"/>
    </style:style>
    <style:style style:name="P23" style:family="paragraph" style:parent-style-name="Heading_20_2">
      <style:paragraph-properties fo:margin-top="0in" fo:margin-bottom="0in" style:contextual-spacing="false" fo:text-align="center" style:justify-single-word="false"/>
      <style:text-properties style:font-name="Noto Sans" fo:font-size="12pt" fo:font-weight="bold" style:font-size-asian="12pt" style:font-weight-asian="bold" style:font-size-complex="12pt" style:font-weight-complex="bold"/>
    </style:style>
    <style:style style:name="P24" style:family="paragraph" style:parent-style-name="Heading_20_2">
      <style:paragraph-properties fo:margin-top="0in" fo:margin-bottom="0in" style:contextual-spacing="false" fo:text-align="center" style:justify-single-word="false"/>
      <style:text-properties style:font-name="Noto Sans" fo:font-size="12pt" fo:font-weight="bold" officeooo:paragraph-rsid="005ee248" style:font-size-asian="12pt" style:font-weight-asian="bold" style:font-size-complex="12pt" style:font-weight-complex="bold"/>
    </style:style>
    <style:style style:name="P25"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officeooo:rsid="00360fd1" officeooo:paragraph-rsid="00360fd1" style:font-size-asian="12pt" style:font-style-asian="italic" style:font-size-complex="12pt" style:font-style-complex="italic"/>
    </style:style>
    <style:style style:name="P26" style:family="paragraph" style:parent-style-name="Heading_20_3">
      <style:paragraph-properties fo:margin-left="0in" fo:margin-right="0in" fo:margin-top="0in" fo:margin-bottom="0in" style:contextual-spacing="false" fo:line-height="100%" fo:text-align="justify" style:justify-single-word="false" fo:text-indent="0.1965in" style:auto-text-indent="false"/>
      <style:text-properties style:font-name="Noto Sans" fo:font-size="12pt" fo:font-style="italic" officeooo:rsid="00360fd1" officeooo:paragraph-rsid="00360fd1" style:font-size-asian="12pt" style:font-style-asian="italic" style:font-size-complex="12pt" style:font-style-complex="italic"/>
    </style:style>
    <style:style style:name="P27"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style:font-size-asian="12pt" style:font-style-asian="italic" style:font-size-complex="12pt" style:font-style-complex="italic"/>
    </style:style>
    <style:style style:name="P28"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officeooo:paragraph-rsid="006285ec" style:font-size-asian="12pt" style:font-style-asian="italic" style:font-size-complex="12pt" style:font-style-complex="italic"/>
    </style:style>
    <style:style style:name="P29"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officeooo:paragraph-rsid="006285ec" style:font-size-asian="12pt" style:font-style-asian="italic" style:font-size-complex="12pt" style:font-style-complex="italic"/>
    </style:style>
    <style:style style:name="P30"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officeooo:paragraph-rsid="006285ec" style:font-size-asian="12pt" style:font-style-asian="italic" style:font-size-complex="12pt" style:font-style-complex="italic"/>
    </style:style>
    <style:style style:name="P31"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officeooo:paragraph-rsid="006285ec" style:font-size-asian="12pt" style:font-style-asian="italic" style:font-size-complex="12pt" style:font-style-complex="italic"/>
    </style:style>
    <style:style style:name="P32"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officeooo:paragraph-rsid="006285ec" style:font-size-asian="12pt" style:font-style-asian="italic" style:font-size-complex="12pt" style:font-style-complex="italic"/>
    </style:style>
    <style:style style:name="P33"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officeooo:paragraph-rsid="006285ec" style:font-size-asian="12pt" style:font-style-asian="italic" style:font-size-complex="12pt" style:font-style-complex="italic"/>
    </style:style>
    <style:style style:name="P34"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officeooo:paragraph-rsid="006285ec" style:font-size-asian="12pt" style:font-style-asian="italic" style:font-size-complex="12pt" style:font-style-complex="italic"/>
    </style:style>
    <style:style style:name="P35"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officeooo:paragraph-rsid="006285ec" style:font-size-asian="12pt" style:font-style-asian="italic" style:font-size-complex="12pt" style:font-style-complex="italic"/>
    </style:style>
    <style:style style:name="P36" style:family="paragraph" style:parent-style-name="Heading_20_3" style:list-style-name="" style:master-page-name="">
      <loext:graphic-properties draw:fill="none"/>
      <style:paragraph-properties fo:margin-left="0in" fo:margin-right="0in" fo:margin-top="0in" fo:margin-bottom="0in" style:contextual-spacing="false" fo:line-height="100%" fo:text-align="justify" style:justify-single-word="false" fo:keep-together="always" fo:orphans="2" fo:widows="2" fo:text-indent="0.1866in" style:auto-text-indent="false" style:page-number="auto" fo:background-color="transparent" fo:keep-with-next="always" style:writing-mode="lr-tb"/>
      <style:text-properties style:font-name="Noto Sans" fo:font-size="12pt" fo:font-style="italic" officeooo:paragraph-rsid="006285ec" style:font-size-asian="12pt" style:font-style-asian="italic" style:font-size-complex="12pt" style:font-style-complex="italic"/>
    </style:style>
    <style:style style:name="P37" style:family="paragraph" style:parent-style-name="Heading_20_4" style:list-style-name="" style:master-page-name="">
      <loext:graphic-properties draw:fill="none"/>
      <style:paragraph-properties fo:margin-left="0in" fo:margin-right="0in" fo:margin-top="0in" fo:margin-bottom="0in" style:contextual-spacing="false" fo:text-align="start" style:justify-single-word="false" fo:keep-together="always" fo:orphans="2" fo:widows="2" fo:text-indent="0.5in" style:auto-text-indent="false" style:page-number="auto" fo:background-color="transparent" fo:keep-with-next="always" style:writing-mode="lr-tb"/>
      <style:text-properties fo:font-style="italic" fo:font-weight="normal" style:font-style-asian="italic" style:font-weight-asian="normal" style:font-style-complex="italic" style:font-weight-complex="normal"/>
    </style:style>
    <style:style style:name="P38" style:family="paragraph" style:parent-style-name="Standard" style:list-style-name="L1" style:master-page-name="">
      <loext:graphic-properties draw:fill="none"/>
      <style:paragraph-properties fo:margin-left="0in" fo:margin-right="0in" fo:margin-top="0in" fo:margin-bottom="0in" style:contextual-spacing="false" fo:text-align="justify" style:justify-single-word="false" fo:orphans="2" fo:widows="2" fo:text-indent="0.25in" style:auto-text-indent="false" style:page-number="auto" fo:background-color="transparent" style:writing-mode="lr-tb"/>
      <style:text-properties style:font-name="Noto Sans" fo:font-size="12pt" officeooo:rsid="001c4c31" officeooo:paragraph-rsid="001c4c31" style:font-size-asian="12pt" style:font-size-complex="12pt"/>
    </style:style>
    <style:style style:name="P39" style:family="paragraph" style:parent-style-name="Standard" style:list-style-name="L1">
      <loext:graphic-properties draw:fill="none"/>
      <style:paragraph-properties fo:margin-left="0in" fo:margin-right="0in" fo:margin-top="0in" fo:margin-bottom="0in" style:contextual-spacing="false" fo:text-align="justify" style:justify-single-word="false" fo:orphans="2" fo:widows="2" fo:text-indent="0.25in" style:auto-text-indent="false" fo:background-color="transparent" style:writing-mode="lr-tb"/>
      <style:text-properties style:font-name="Noto Sans" fo:font-size="12pt" officeooo:rsid="001c4c31" officeooo:paragraph-rsid="001c4c31" style:font-size-asian="12pt" style:font-size-complex="12pt"/>
    </style:style>
    <style:style style:name="P40" style:family="paragraph" style:parent-style-name="Standard" style:list-style-name="L1">
      <loext:graphic-properties draw:fill="none"/>
      <style:paragraph-properties fo:margin-left="0in" fo:margin-right="0in" fo:margin-top="0in" fo:margin-bottom="0in" style:contextual-spacing="false" fo:text-align="justify" style:justify-single-word="false" fo:orphans="2" fo:widows="2" fo:text-indent="0.25in" style:auto-text-indent="false" fo:background-color="transparent" style:writing-mode="lr-tb"/>
      <style:text-properties style:font-name="Noto Sans" fo:font-size="12pt" officeooo:rsid="001d83a9" officeooo:paragraph-rsid="001d83a9" style:font-size-asian="12pt" style:font-size-complex="12pt"/>
    </style:style>
    <style:style style:name="P41" style:family="paragraph" style:parent-style-name="Standard" style:list-style-name="L1">
      <loext:graphic-properties draw:fill="none"/>
      <style:paragraph-properties fo:margin-left="0in" fo:margin-right="0in" fo:margin-top="0in" fo:margin-bottom="0in" style:contextual-spacing="false" fo:text-align="justify" style:justify-single-word="false" fo:orphans="2" fo:widows="2" fo:text-indent="0.25in" style:auto-text-indent="false" fo:background-color="transparent" style:writing-mode="lr-tb"/>
      <style:text-properties style:font-name="Noto Sans" fo:font-size="12pt" officeooo:rsid="001d95a2" officeooo:paragraph-rsid="001d95a2" style:font-size-asian="12pt" style:font-size-complex="12pt"/>
    </style:style>
    <style:style style:name="P42" style:family="paragraph" style:parent-style-name="Standard">
      <style:paragraph-properties fo:margin-left="0in" fo:margin-right="0in" fo:text-align="justify" style:justify-single-word="false" fo:text-indent="0.1965in" style:auto-text-indent="false"/>
      <style:text-properties style:font-name="Noto Sans" fo:font-size="12pt" officeooo:rsid="00198f61" officeooo:paragraph-rsid="00198f61" style:font-size-asian="12pt" style:font-size-complex="12pt"/>
    </style:style>
    <style:style style:name="P43" style:family="paragraph" style:parent-style-name="Standard" style:list-style-name="L5">
      <style:paragraph-properties fo:margin-left="0in" fo:margin-right="0in" fo:margin-top="0in" fo:margin-bottom="0in" style:contextual-spacing="false" fo:line-height="100%" fo:text-align="justify" style:justify-single-word="false" fo:text-indent="0.1965in" style:auto-text-indent="false"/>
      <style:text-properties style:font-name="Noto Sans" fo:font-size="12pt" officeooo:rsid="00360fd1" officeooo:paragraph-rsid="00360fd1" style:font-size-asian="12pt" style:font-size-complex="12pt"/>
    </style:style>
    <style:style style:name="P44" style:family="paragraph" style:parent-style-name="Standard">
      <style:paragraph-properties fo:text-align="center" style:justify-single-word="false"/>
      <style:text-properties style:font-name="Noto Sans" fo:font-size="16pt" officeooo:rsid="00186e83" officeooo:paragraph-rsid="00186e83" style:font-size-asian="16pt" style:font-size-complex="16pt"/>
    </style:style>
    <style:style style:name="P45" style:family="paragraph" style:parent-style-name="Standard">
      <loext:graphic-properties draw:fill="none"/>
      <style:paragraph-properties fo:margin-left="0in" fo:margin-right="0in" fo:margin-top="0in" fo:margin-bottom="0in" style:contextual-spacing="false" fo:text-align="justify" style:justify-single-word="false" fo:orphans="2" fo:widows="2" fo:text-indent="0.1866in" style:auto-text-indent="false" fo:background-color="transparent" style:writing-mode="lr-tb"/>
    </style:style>
    <style:style style:name="P46" style:family="paragraph" style:parent-style-name="Standard" style:master-page-name="">
      <loext:graphic-properties draw:fill="none"/>
      <style:paragraph-properties fo:margin-left="0in" fo:margin-right="0in" fo:margin-top="0in" fo:margin-bottom="0in" style:contextual-spacing="false" fo:text-align="justify" style:justify-single-word="false" fo:orphans="2" fo:widows="2" fo:text-indent="0.1866in" style:auto-text-indent="false" style:page-number="auto" fo:background-color="transparent" style:writing-mode="lr-tb"/>
    </style:style>
    <style:style style:name="P47" style:family="paragraph" style:parent-style-name="Standard" style:list-style-name="L17">
      <loext:graphic-properties draw:fill="none"/>
      <style:paragraph-properties fo:margin-left="0in" fo:margin-right="0in" fo:margin-top="0in" fo:margin-bottom="0in" style:contextual-spacing="false" fo:text-align="justify" style:justify-single-word="false" fo:orphans="2" fo:widows="2" fo:text-indent="0.1866in" style:auto-text-indent="false" fo:background-color="transparent" style:writing-mode="lr-tb"/>
    </style:style>
    <style:style style:name="P48" style:family="paragraph" style:parent-style-name="Standard" style:list-style-name="L17" style:master-page-name="">
      <loext:graphic-properties draw:fill="none"/>
      <style:paragraph-properties fo:margin-left="0in" fo:margin-right="0in" fo:margin-top="0in" fo:margin-bottom="0in" style:contextual-spacing="false" fo:text-align="justify" style:justify-single-word="false" fo:orphans="2" fo:widows="2" fo:text-indent="0.1866in" style:auto-text-indent="false" style:page-number="auto" fo:background-color="transparent" style:writing-mode="lr-tb"/>
    </style:style>
    <style:style style:name="P49" style:family="paragraph" style:parent-style-name="Standard" style:list-style-name="L13" style:master-page-name="">
      <loext:graphic-properties draw:fill="none"/>
      <style:paragraph-properties fo:margin-left="0in" fo:margin-right="0in" fo:margin-top="0in" fo:margin-bottom="0in" style:contextual-spacing="false" fo:text-align="justify" style:justify-single-word="false" fo:orphans="2" fo:widows="2" fo:text-indent="0.1866in" style:auto-text-indent="false" style:page-number="auto" fo:background-color="transparent" style:writing-mode="lr-tb"/>
    </style:style>
    <style:style style:name="P50" style:family="paragraph" style:parent-style-name="Standard" style:list-style-name="L13">
      <loext:graphic-properties draw:fill="none"/>
      <style:paragraph-properties fo:margin-left="0in" fo:margin-right="0in" fo:margin-top="0in" fo:margin-bottom="0in" style:contextual-spacing="false" fo:text-align="justify" style:justify-single-word="false" fo:orphans="2" fo:widows="2" fo:text-indent="0.1866in" style:auto-text-indent="false" fo:background-color="transparent" style:writing-mode="lr-tb"/>
    </style:style>
    <style:style style:name="P51" style:family="paragraph" style:parent-style-name="Standard" style:list-style-name="L13" style:master-page-name="">
      <loext:graphic-properties draw:fill="none"/>
      <style:paragraph-properties fo:margin-left="0in" fo:margin-right="0in" fo:margin-top="0in" fo:margin-bottom="0in" style:contextual-spacing="false" fo:text-align="justify" style:justify-single-word="false" fo:orphans="2" fo:widows="2" fo:text-indent="0.1866in" style:auto-text-indent="false" style:page-number="auto" fo:background-color="transparent" style:writing-mode="lr-tb"/>
    </style:style>
    <style:style style:name="P52" style:family="paragraph" style:parent-style-name="Standard" style:list-style-name="L14" style:master-page-name="">
      <loext:graphic-properties draw:fill="none"/>
      <style:paragraph-properties fo:margin-left="0in" fo:margin-right="0in" fo:margin-top="0in" fo:margin-bottom="0in" style:contextual-spacing="false" fo:text-align="justify" style:justify-single-word="false" fo:orphans="2" fo:widows="2" fo:text-indent="0.5in" style:auto-text-indent="false" style:page-number="auto" fo:background-color="transparent" style:writing-mode="lr-tb"/>
    </style:style>
    <style:style style:name="P53" style:family="paragraph" style:parent-style-name="Standard" style:list-style-name="L15" style:master-page-name="">
      <loext:graphic-properties draw:fill="none"/>
      <style:paragraph-properties fo:margin-left="0in" fo:margin-right="0in" fo:margin-top="0in" fo:margin-bottom="0in" style:contextual-spacing="false" fo:text-align="justify" style:justify-single-word="false" fo:orphans="2" fo:widows="2" fo:text-indent="0.5in" style:auto-text-indent="false" style:page-number="auto" fo:background-color="transparent" style:writing-mode="lr-tb"/>
    </style:style>
    <style:style style:name="P54" style:family="paragraph" style:parent-style-name="Standard" style:list-style-name="L15">
      <loext:graphic-properties draw:fill="none"/>
      <style:paragraph-properties fo:margin-left="0in" fo:margin-right="0in" fo:margin-top="0in" fo:margin-bottom="0in" style:contextual-spacing="false" fo:text-align="justify" style:justify-single-word="false" fo:orphans="2" fo:widows="2" fo:text-indent="0.5in" style:auto-text-indent="false" fo:background-color="transparent" style:writing-mode="lr-tb"/>
    </style:style>
    <style:style style:name="P55" style:family="paragraph" style:parent-style-name="Standard">
      <loext:graphic-properties draw:fill="none"/>
      <style:paragraph-properties fo:margin-left="0in" fo:margin-right="0in" fo:margin-top="0in" fo:margin-bottom="0in" style:contextual-spacing="false" fo:text-align="justify" style:justify-single-word="false" fo:orphans="2" fo:widows="2" fo:text-indent="0.1902in" style:auto-text-indent="false" fo:background-color="transparent" style:writing-mode="lr-tb"/>
    </style:style>
    <style:style style:name="P56" style:family="paragraph" style:parent-style-name="Standard">
      <loext:graphic-properties draw:fill="none"/>
      <style:paragraph-properties fo:margin-left="0in" fo:margin-right="0in" fo:margin-top="0in" fo:margin-bottom="0in" style:contextual-spacing="false" fo:text-align="justify" style:justify-single-word="false" fo:orphans="2" fo:widows="2" fo:text-indent="0.1866in" style:auto-text-indent="false" fo:background-color="transparent" style:writing-mode="lr-tb"/>
      <style:text-properties officeooo:paragraph-rsid="006285ec"/>
    </style:style>
    <style:style style:name="P57" style:family="paragraph" style:parent-style-name="Standard">
      <style:paragraph-properties fo:margin-left="0in" fo:margin-right="0in" fo:line-height="100%" fo:text-align="justify" style:justify-single-word="false" fo:text-indent="0.1965in" style:auto-text-indent="false"/>
      <style:text-properties style:font-name="Noto Sans" fo:font-size="12pt" officeooo:rsid="00360fd1" officeooo:paragraph-rsid="00360fd1" style:font-size-asian="12pt" style:font-size-complex="12pt"/>
    </style:style>
    <style:style style:name="P58" style:family="paragraph" style:parent-style-name="Standard">
      <loext:graphic-properties draw:fill="none"/>
      <style:paragraph-properties fo:margin-left="0in" fo:margin-right="0in" fo:margin-top="0in" fo:margin-bottom="0in" style:contextual-spacing="false" fo:text-align="justify" style:justify-single-word="false" fo:orphans="2" fo:widows="2" fo:text-indent="0.1866in" style:auto-text-indent="false" fo:background-color="transparent" style:writing-mode="lr-tb"/>
      <style:text-properties style:font-name="Noto Sans" fo:font-size="12pt" style:font-size-asian="12pt" style:font-size-complex="12pt"/>
    </style:style>
    <style:style style:name="P59" style:family="paragraph" style:parent-style-name="Standard" style:list-style-name="L10">
      <loext:graphic-properties draw:fill="none"/>
      <style:paragraph-properties fo:margin-left="0in" fo:margin-right="0in" fo:margin-top="0in" fo:margin-bottom="0in" style:contextual-spacing="false" fo:line-height="100%" fo:text-align="justify" style:justify-single-word="false" fo:orphans="2" fo:widows="2" fo:text-indent="0.1866in" style:auto-text-indent="false" fo:background-color="transparent" style:writing-mode="lr-tb"/>
      <style:text-properties style:font-name="Noto Sans" fo:font-size="12pt" style:font-size-asian="12pt" style:font-size-complex="12pt"/>
    </style:style>
    <style:style style:name="P60" style:family="paragraph" style:parent-style-name="Standard" style:list-style-name="L11" style:master-page-name="">
      <loext:graphic-properties draw:fill="none"/>
      <style:paragraph-properties fo:margin-left="0in" fo:margin-right="0in" fo:margin-top="0in" fo:margin-bottom="0in" style:contextual-spacing="false" fo:line-height="100%" fo:text-align="justify" style:justify-single-word="false" fo:orphans="2" fo:widows="2" fo:text-indent="0.5in" style:auto-text-indent="false" style:page-number="auto" fo:background-color="transparent" style:writing-mode="lr-tb"/>
      <style:text-properties style:font-name="Noto Sans" fo:font-size="12pt" style:font-size-asian="12pt" style:font-size-complex="12pt"/>
    </style:style>
    <style:style style:name="P61" style:family="paragraph" style:parent-style-name="Standard">
      <style:paragraph-properties fo:text-align="center" style:justify-single-word="false">
        <style:tab-stops/>
      </style:paragraph-properties>
      <style:text-properties style:font-name="Noto Sans" fo:font-size="9pt" style:font-size-asian="9pt" style:font-size-complex="9pt"/>
    </style:style>
    <style:style style:name="P62" style:family="paragraph" style:parent-style-name="Standard">
      <style:paragraph-properties fo:text-align="center" style:justify-single-word="false">
        <style:tab-stops/>
      </style:paragraph-properties>
      <style:text-properties style:font-name="Noto Sans" fo:font-size="9pt" officeooo:paragraph-rsid="004a063d" style:font-size-asian="9pt" style:font-size-complex="9pt"/>
    </style:style>
    <style:style style:name="P63" style:family="paragraph" style:parent-style-name="Standard">
      <loext:graphic-properties draw:fill="none"/>
      <style:paragraph-properties fo:margin-left="0.0618in" fo:margin-right="0in" fo:margin-top="0in" fo:margin-bottom="0in" style:contextual-spacing="false" fo:text-align="center" style:justify-single-word="false" fo:orphans="2" fo:widows="2" fo:text-indent="0in" style:auto-text-indent="false" fo:background-color="transparent" style:writing-mode="lr-tb">
        <style:tab-stops/>
      </style:paragraph-properties>
      <style:text-properties style:font-name="Noto Sans" fo:font-size="9pt" style:font-size-asian="9pt" style:font-size-complex="9pt"/>
    </style:style>
    <style:style style:name="P64" style:family="paragraph" style:parent-style-name="Standard" style:list-style-name="L5">
      <style:paragraph-properties fo:margin-left="0in" fo:margin-right="0in" fo:margin-top="0in" fo:margin-bottom="0in" style:contextual-spacing="false" fo:line-height="100%" fo:text-align="justify" style:justify-single-word="false" fo:text-indent="0.1965in" style:auto-text-indent="false"/>
      <style:text-properties officeooo:paragraph-rsid="0038fcc6"/>
    </style:style>
    <style:style style:name="P65" style:family="paragraph" style:parent-style-name="Standard" style:list-style-name="L10" style:master-page-name="">
      <loext:graphic-properties draw:fill="none"/>
      <style:paragraph-properties fo:margin-left="0in" fo:margin-right="0in" fo:margin-top="0in" fo:margin-bottom="0in" style:contextual-spacing="false" fo:line-height="100%" fo:text-align="justify" style:justify-single-word="false" fo:orphans="2" fo:widows="2" fo:text-indent="0.1866in" style:auto-text-indent="false" style:page-number="auto" fo:background-color="transparent" style:writing-mode="lr-tb"/>
    </style:style>
    <style:style style:name="P66" style:family="paragraph" style:parent-style-name="Standard" style:list-style-name="L10">
      <loext:graphic-properties draw:fill="none"/>
      <style:paragraph-properties fo:margin-left="0in" fo:margin-right="0in" fo:margin-top="0in" fo:margin-bottom="0in" style:contextual-spacing="false" fo:line-height="100%" fo:text-align="justify" style:justify-single-word="false" fo:orphans="2" fo:widows="2" fo:text-indent="0.1866in" style:auto-text-indent="false" fo:background-color="transparent" style:writing-mode="lr-tb"/>
    </style:style>
    <style:style style:name="P67" style:family="paragraph" style:parent-style-name="Standard" style:list-style-name="L10" style:master-page-name="">
      <loext:graphic-properties draw:fill="none"/>
      <style:paragraph-properties fo:margin-left="0in" fo:margin-right="0in" fo:margin-top="0in" fo:margin-bottom="0in" style:contextual-spacing="false" fo:line-height="100%" fo:text-align="justify" style:justify-single-word="false" fo:orphans="2" fo:widows="2" fo:text-indent="0.1866in" style:auto-text-indent="false" style:page-number="auto" fo:background-color="transparent" style:writing-mode="lr-tb"/>
    </style:style>
    <style:style style:name="P68" style:family="paragraph" style:parent-style-name="Standard" style:list-style-name="L11">
      <loext:graphic-properties draw:fill="none"/>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writing-mode="lr-tb"/>
    </style:style>
    <style:style style:name="P69"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1866in" style:auto-text-indent="false" fo:background-color="transparent" style:writing-mode="lr-tb"/>
    </style:style>
    <style:style style:name="P70" style:family="paragraph" style:parent-style-name="Standard" style:list-style-name="L20" style:master-page-name="">
      <loext:graphic-properties draw:fill="none"/>
      <style:paragraph-properties fo:margin-left="0in" fo:margin-right="0in" fo:margin-top="0in" fo:margin-bottom="0in" style:contextual-spacing="false" fo:text-align="start" style:justify-single-word="false" fo:orphans="2" fo:widows="2" fo:text-indent="0.1902in" style:auto-text-indent="false" style:page-number="auto" fo:background-color="transparent" style:writing-mode="lr-tb"/>
    </style:style>
    <style:style style:name="P71" style:family="paragraph" style:parent-style-name="Standard" style:list-style-name="L20">
      <loext:graphic-properties draw:fill="none"/>
      <style:paragraph-properties fo:margin-left="0in" fo:margin-right="0in" fo:margin-top="0in" fo:margin-bottom="0in" style:contextual-spacing="false" fo:text-align="start" style:justify-single-word="false" fo:orphans="2" fo:widows="2" fo:text-indent="0.1902in" style:auto-text-indent="false" fo:background-color="transparent" style:writing-mode="lr-tb"/>
    </style:style>
    <style:style style:name="P72" style:family="paragraph" style:parent-style-name="Standard" style:list-style-name="L20">
      <loext:graphic-properties draw:fill="none"/>
      <style:paragraph-properties fo:margin-left="0in" fo:margin-right="0in" fo:margin-top="0in" fo:margin-bottom="0in" style:contextual-spacing="false" fo:text-align="start" style:justify-single-word="false" fo:orphans="2" fo:widows="2" fo:text-indent="0.1902in" style:auto-text-indent="false" fo:background-color="transparent" style:writing-mode="lr-tb"/>
      <style:text-properties officeooo:paragraph-rsid="006285ec"/>
    </style:style>
    <style:style style:name="P73" style:family="paragraph" style:parent-style-name="Standard">
      <loext:graphic-properties draw:fill="none"/>
      <style:paragraph-properties fo:margin-left="0in" fo:margin-right="0in" fo:margin-top="0in" fo:margin-bottom="0in" style:contextual-spacing="false" fo:text-align="justify" style:justify-single-word="false" fo:orphans="2" fo:widows="2" fo:text-indent="0.1902in" style:auto-text-indent="false" fo:background-color="transparent" style:writing-mode="lr-tb"/>
      <style:text-properties fo:font-size="12pt" style:font-size-asian="10.5pt" style:font-size-complex="12pt"/>
    </style:style>
    <style:style style:name="P74" style:family="paragraph" style:parent-style-name="Text_20_body" style:master-page-name="">
      <loext:graphic-properties draw:fill="none"/>
      <style:paragraph-properties fo:margin-left="0in" fo:margin-right="0in" fo:margin-top="0in" fo:margin-bottom="0in" style:contextual-spacing="false" fo:line-height="115%" fo:text-align="justify" style:justify-single-word="false" fo:orphans="2" fo:widows="2" fo:text-indent="0.1866in" style:auto-text-indent="false" style:page-number="auto" fo:background-color="transparent" style:writing-mode="lr-tb"/>
    </style:style>
    <style:style style:name="P75" style:family="paragraph" style:parent-style-name="Text_20_body" style:list-style-name="L25" style:master-page-name="">
      <loext:graphic-properties draw:fill="none"/>
      <style:paragraph-properties fo:margin-left="0in" fo:margin-right="0in" fo:margin-top="0in" fo:margin-bottom="0in" style:contextual-spacing="false" fo:line-height="115%" fo:text-align="justify" style:justify-single-word="false" fo:orphans="2" fo:widows="2" fo:text-indent="0.1866in" style:auto-text-indent="false" style:page-number="auto" fo:background-color="transparent" style:writing-mode="lr-tb"/>
    </style:style>
    <style:style style:name="P76" style:family="paragraph" style:parent-style-name="Text_20_body" style:list-style-name="L25">
      <loext:graphic-properties draw:fill="none"/>
      <style:paragraph-properties fo:margin-left="0in" fo:margin-right="0in" fo:margin-top="0in" fo:margin-bottom="0in" style:contextual-spacing="false" fo:line-height="115%" fo:text-align="justify" style:justify-single-word="false" fo:orphans="2" fo:widows="2" fo:text-indent="0.1866in" style:auto-text-indent="false" fo:background-color="transparent" style:writing-mode="lr-tb"/>
    </style:style>
    <style:style style:name="P77" style:family="paragraph" style:parent-style-name="Text_20_body">
      <loext:graphic-properties draw:fill="none"/>
      <style:paragraph-properties fo:margin-left="0in" fo:margin-right="0in" fo:margin-top="0in" fo:margin-bottom="0in" style:contextual-spacing="false" fo:line-height="100%" fo:text-align="justify" style:justify-single-word="false" fo:orphans="2" fo:widows="2" fo:text-indent="0.1866in" style:auto-text-indent="false" fo:background-color="transparent" style:writing-mode="lr-tb"/>
    </style:style>
    <style:style style:name="P78" style:family="paragraph" style:parent-style-name="Text_20_body" style:master-page-name="">
      <loext:graphic-properties draw:fill="none"/>
      <style:paragraph-properties fo:margin-left="0in" fo:margin-right="0in" fo:margin-top="0in" fo:margin-bottom="0in" style:contextual-spacing="false" fo:line-height="100%" fo:text-align="justify" style:justify-single-word="false" fo:orphans="2" fo:widows="2" fo:text-indent="0.1866in" style:auto-text-indent="false" style:page-number="auto" fo:background-color="transparent" style:writing-mode="lr-tb"/>
    </style:style>
    <style:style style:name="P79" style:family="paragraph" style:parent-style-name="Text_20_body" style:list-style-name="L25">
      <loext:graphic-properties draw:fill="none"/>
      <style:paragraph-properties fo:margin-left="0in" fo:margin-right="0in" fo:margin-top="0in" fo:margin-bottom="0in" style:contextual-spacing="false" fo:line-height="115%" fo:text-align="justify" style:justify-single-word="false" fo:orphans="2" fo:widows="2" fo:text-indent="0.1866in" style:auto-text-indent="false" fo:background-color="transparent" style:writing-mode="lr-tb"/>
      <style:text-properties style:font-name="Noto Sans" fo:font-size="12pt" style:font-size-asian="12pt" style:font-size-complex="12pt"/>
    </style:style>
    <style:style style:name="P80" style:family="paragraph" style:parent-style-name="Text_20_body" style:master-page-name="">
      <loext:graphic-properties draw:fill="none"/>
      <style:paragraph-properties fo:margin-left="0in" fo:margin-right="0in" fo:margin-top="0in" fo:margin-bottom="0in" style:contextual-spacing="false" fo:line-height="115%" fo:text-align="justify" style:justify-single-word="false" fo:orphans="2" fo:widows="2" fo:text-indent="0.1866in" style:auto-text-indent="false" style:page-number="auto" fo:background-color="transparent" style:writing-mode="lr-tb"/>
      <style:text-properties style:font-name="Noto Sans" fo:font-size="12pt"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f2da9" style:font-weight-asian="bold" style:font-weight-complex="bold"/>
    </style:style>
    <style:style style:name="T3" style:family="text">
      <style:text-properties style:text-underline-style="solid" style:text-underline-width="auto" style:text-underline-color="font-color" fo:font-weight="bold" officeooo:rsid="00360fd1" style:font-weight-asian="bold" style:font-weight-complex="bold"/>
    </style:style>
    <style:style style:name="T4" style:family="text">
      <style:text-properties fo:font-weight="bold" style:font-weight-asian="bold"/>
    </style:style>
    <style:style style:name="T5" style:family="text">
      <style:text-properties officeooo:rsid="00186e83"/>
    </style:style>
    <style:style style:name="T6" style:family="text">
      <style:text-properties style:font-name="Noto Sans" fo:font-size="12pt" fo:font-weight="bold" style:font-size-asian="12pt" style:font-weight-asian="bold" style:font-size-complex="12pt" style:font-weight-complex="bold"/>
    </style:style>
    <style:style style:name="T7" style:family="text">
      <style:text-properties style:font-name="Noto Sans" fo:font-size="12pt" style:text-underline-style="wave" style:text-underline-width="auto" style:text-underline-color="font-color" officeooo:rsid="00198f61" style:font-size-asian="12pt" style:font-size-complex="12pt"/>
    </style:style>
    <style:style style:name="T8" style:family="text">
      <style:text-properties style:font-name="Noto Sans" fo:font-size="12pt" style:text-underline-style="wave" style:text-underline-width="auto" style:text-underline-color="font-color" officeooo:rsid="002569f8" style:font-size-asian="12pt" style:font-size-complex="12pt"/>
    </style:style>
    <style:style style:name="T9" style:family="text">
      <style:text-properties style:font-name="Noto Sans" fo:font-size="12pt" style:font-size-asian="12pt" style:font-size-complex="12pt"/>
    </style:style>
    <style:style style:name="T10" style:family="text">
      <style:text-properties style:font-name="Noto Sans" fo:font-size="12pt" officeooo:rsid="00198f61" style:font-size-asian="12pt" style:font-size-complex="12pt"/>
    </style:style>
    <style:style style:name="T11" style:family="text">
      <style:text-properties style:font-name="Noto Sans" fo:font-size="12pt" officeooo:rsid="002569f8" style:font-size-asian="12pt" style:font-size-complex="12pt"/>
    </style:style>
    <style:style style:name="T12" style:family="text">
      <style:text-properties style:font-name="Noto Sans" fo:font-size="12pt" officeooo:rsid="00268da1" style:font-size-asian="12pt" style:font-size-complex="12pt"/>
    </style:style>
    <style:style style:name="T13" style:family="text">
      <style:text-properties style:font-name="Noto Sans" fo:font-size="12pt" fo:font-weight="normal" style:font-size-asian="12pt" style:font-weight-asian="normal" style:font-size-complex="12pt" style:font-weight-complex="normal"/>
    </style:style>
    <style:style style:name="T14" style:family="text">
      <style:text-properties style:text-underline-style="wave" style:text-underline-width="auto" style:text-underline-color="font-color" fo:font-weight="normal" style:font-weight-asian="normal" style:font-weight-complex="normal"/>
    </style:style>
    <style:style style:name="T15" style:family="text">
      <style:text-properties style:text-underline-style="wave" style:text-underline-width="auto" style:text-underline-color="font-color" fo:font-weight="normal" officeooo:rsid="001e9df6" style:font-weight-asian="normal" style:font-weight-complex="normal"/>
    </style:style>
    <style:style style:name="T16" style:family="text">
      <style:text-properties style:text-underline-style="wave" style:text-underline-width="auto" style:text-underline-color="font-color" fo:font-weight="normal" officeooo:rsid="00232408" style:font-weight-asian="normal" style:font-weight-complex="normal"/>
    </style:style>
    <style:style style:name="T17" style:family="text">
      <style:text-properties style:text-underline-style="wave" style:text-underline-width="auto" style:text-underline-color="font-color" fo:font-weight="normal" officeooo:rsid="0027323d" style:font-weight-asian="normal" style:font-weight-complex="normal"/>
    </style:style>
    <style:style style:name="T18" style:family="text">
      <style:text-properties officeooo:rsid="00232408"/>
    </style:style>
    <style:style style:name="T19" style:family="text">
      <style:text-properties officeooo:rsid="0023b56d"/>
    </style:style>
    <style:style style:name="T20" style:family="text">
      <style:text-properties officeooo:rsid="002881a1"/>
    </style:style>
    <style:style style:name="T21" style:family="text">
      <style:text-properties officeooo:rsid="003768e2"/>
    </style:style>
    <style:style style:name="T22" style:family="text">
      <style:text-properties fo:font-style="italic"/>
    </style:style>
    <style:style style:name="T23" style:family="text">
      <style:text-properties style:font-name="Noto Sans"/>
    </style:style>
    <style:style style:name="T24" style:family="text">
      <style:text-properties style:font-name="Noto Sans" officeooo:rsid="0038fcc6"/>
    </style:style>
    <style:style style:name="T25" style:family="text">
      <style:text-properties style:font-name="Noto Sans" fo:font-style="italic"/>
    </style:style>
    <style:style style:name="T26" style:family="text">
      <style:text-properties style:font-name="Noto Sans" fo:font-size="12pt" style:font-size-asian="12pt" style:font-size-complex="12pt"/>
    </style:style>
    <style:style style:name="T27" style:family="text">
      <style:text-properties style:font-name="Noto Sans" fo:font-size="12pt" officeooo:rsid="0038fcc6" style:font-size-asian="12pt" style:font-size-complex="12pt"/>
    </style:style>
    <style:style style:name="T28" style:family="text">
      <style:text-properties style:font-name="Noto Sans" fo:font-size="12pt" fo:font-style="italic" style:font-size-asian="12pt" style:font-size-complex="12pt"/>
    </style:style>
    <style:style style:name="T29" style:family="text">
      <style:text-properties style:font-name="Noto Sans" fo:font-size="12pt" fo:font-style="italic" style:font-size-asian="10.5pt" style:font-size-complex="12pt"/>
    </style:style>
    <style:style style:name="T30" style:family="text">
      <style:text-properties style:font-name="Noto Sans" fo:font-size="12pt" fo:font-weight="bold" style:font-size-asian="12pt" style:font-weight-asian="bold" style:font-size-complex="12pt" style:font-weight-complex="bold"/>
    </style:style>
    <style:style style:name="T31" style:family="text">
      <style:text-properties style:font-name="Noto Sans" fo:font-size="12pt" fo:font-weight="bold" officeooo:rsid="0060a3f2" style:font-size-asian="12pt" style:font-weight-asian="bold" style:font-size-complex="12pt" style:font-weight-complex="bold"/>
    </style:style>
    <style:style style:name="T32" style:family="text">
      <style:text-properties style:font-name="Noto Sans" fo:font-size="12pt" fo:font-weight="bold" officeooo:rsid="004f7f01" style:font-size-asian="12pt" style:font-weight-asian="bold" style:font-size-complex="12pt" style:font-weight-complex="bold"/>
    </style:style>
    <style:style style:name="T33" style:family="text">
      <style:text-properties style:font-name="Noto Sans" fo:font-size="12pt" fo:font-weight="normal" style:font-size-asian="12pt" style:font-weight-asian="normal" style:font-size-complex="12pt" style:font-weight-complex="normal"/>
    </style:style>
    <style:style style:name="T34" style:family="text">
      <style:text-properties style:font-name="Noto Sans" fo:font-size="12pt" style:font-size-asian="10.5pt" style:font-size-complex="12pt"/>
    </style:style>
    <style:style style:name="T35" style:family="text">
      <style:text-properties style:font-name="Noto Sans" fo:font-size="9pt" style:font-size-asian="9pt" style:font-size-complex="9pt"/>
    </style:style>
    <style:style style:name="T36" style:family="text">
      <style:text-properties style:font-name="Noto Sans" fo:font-size="9pt" fo:font-style="italic" style:font-size-asian="9pt" style:font-size-complex="9pt"/>
    </style:style>
    <style:style style:name="T37" style:family="text">
      <style:text-properties officeooo:rsid="003ad193"/>
    </style:style>
    <style:style style:name="T38" style:family="text">
      <style:text-properties officeooo:rsid="0046a966"/>
    </style:style>
    <style:style style:name="T39" style:family="text">
      <style:text-properties officeooo:rsid="0052e6b9"/>
    </style:style>
    <style:style style:name="T40" style:family="text">
      <style:text-properties officeooo:rsid="00551d14"/>
    </style:style>
    <style:style style:name="T41" style:family="text">
      <style:text-properties officeooo:rsid="005ee248"/>
    </style:style>
    <style:style style:name="T42" style:family="text">
      <style:text-properties officeooo:rsid="006285ec"/>
    </style:style>
    <style:style style:name="T43" style:family="text">
      <style:text-properties officeooo:rsid="003ad193" style:font-size-asian="10.5pt"/>
    </style:style>
    <style:style style:name="T44" style:family="text">
      <style:text-properties officeooo:rsid="006285ec" style:font-size-asian="10.5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3">(Это) </text:span><text:span text:style-name="T1">База </text:span><text:span text:style-name="T2">по защите операционной системы</text:span></text:p>
      <text:p text:style-name="P3">Дата создания 18.10.2023</text:p>
      <text:p text:style-name="P4"><text:span text:style-name="T5">Последнее изменение </text:span>1<text:span text:style-name="T5">8</text:span>.1<text:span text:style-name="T5">0</text:span>.<text:span text:style-name="T5">20</text:span>23</text:p>
      <text:p text:style-name="P4"/>
      <text:p text:style-name="P1">Соде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ext_20_body"/>
          </text:index-source-styles>
        </text:table-of-content-source>
        <text:index-body>
          <text:p text:style-name="P18"><text:a xlink:type="simple" xlink:href="#__RefHeading___Toc338_3565381898%20Copy%201%20Copy%201" text:style-name="Index_20_Link" text:visited-style-name="Index_20_Link">Определения<text:tab/>2</text:a></text:p>
          <text:p text:style-name="P18"><text:a xlink:type="simple" xlink:href="#__RefHeading___Toc338_3565381898%20Copy%201" text:style-name="Index_20_Link" text:visited-style-name="Index_20_Link">Утилиты и их описание<text:tab/>3</text:a></text:p>
          <text:p text:style-name="P18"><text:a xlink:type="simple" xlink:href="#__RefHeading___Toc338_3565381898%20Copy%202" text:style-name="Index_20_Link" text:visited-style-name="Index_20_Link">Инициализация GNU/Linux<text:tab/>4</text:a></text:p>
          <text:p text:style-name="P19"><text:a xlink:type="simple" xlink:href="#__RefHeading___Toc649_70331351" text:style-name="Index_20_Link" text:visited-style-name="Index_20_Link">Типы прошивок<text:tab/>4</text:a></text:p>
          <text:p text:style-name="P19"><text:a xlink:type="simple" xlink:href="#__RefHeading___Toc658_70331351%20Copy%202" text:style-name="Index_20_Link" text:visited-style-name="Index_20_Link">Общий обзор процесса инициализации<text:tab/>4</text:a></text:p>
          <text:p text:style-name="P19"><text:a xlink:type="simple" xlink:href="#__RefHeading___Toc658_70331351" text:style-name="Index_20_Link" text:visited-style-name="Index_20_Link">Инициализация Arch Linux<text:tab/>5</text:a></text:p>
          <text:p text:style-name="P20"><text:a xlink:type="simple" xlink:href="#__RefHeading___Toc660_70331351" text:style-name="Index_20_Link" text:visited-style-name="Index_20_Link">Система с BIOS:<text:tab/>5</text:a></text:p>
          <text:p text:style-name="P20"><text:a xlink:type="simple" xlink:href="#__RefHeading___Toc662_70331351" text:style-name="Index_20_Link" text:visited-style-name="Index_20_Link">Система с UEFI:<text:tab/>6</text:a></text:p>
          <text:p text:style-name="P20"><text:a xlink:type="simple" xlink:href="#__RefHeading___Toc664_70331351" text:style-name="Index_20_Link" text:visited-style-name="Index_20_Link">Мультизагрузка в UEFI:<text:tab/>6</text:a></text:p>
          <text:p text:style-name="P20"><text:a xlink:type="simple" xlink:href="#__RefHeading___Toc664_70331351%20Copy%202" text:style-name="Index_20_Link" text:visited-style-name="Index_20_Link">Загрузчик:<text:tab/>6</text:a></text:p>
          <text:p text:style-name="P21"><text:a xlink:type="simple" xlink:href="#__RefHeading___Toc5933_70331351" text:style-name="Index_20_Link" text:visited-style-name="Index_20_Link">Cравнение возможностей:<text:tab/>7</text:a></text:p>
          <text:p text:style-name="P20"><text:a xlink:type="simple" xlink:href="#__RefHeading___Toc664_70331351%20Copy%203" text:style-name="Index_20_Link" text:visited-style-name="Index_20_Link">Ядро:<text:tab/>8</text:a></text:p>
          <text:p text:style-name="P20"><text:a xlink:type="simple" xlink:href="#__RefHeading___Toc664_70331351%20Copy%204" text:style-name="Index_20_Link" text:visited-style-name="Index_20_Link">Initramfs:<text:tab/>8</text:a></text:p>
          <text:p text:style-name="P20"><text:a xlink:type="simple" xlink:href="#__RefHeading___Toc664_70331351%20Copy%205" text:style-name="Index_20_Link" text:visited-style-name="Index_20_Link">Процесс Init:<text:tab/>8</text:a></text:p>
          <text:p text:style-name="P20"><text:a xlink:type="simple" xlink:href="#__RefHeading___Toc664_70331351%20Copy%206" text:style-name="Index_20_Link" text:visited-style-name="Index_20_Link">Getty:<text:tab/>8</text:a></text:p>
          <text:p text:style-name="P20"><text:a xlink:type="simple" xlink:href="#__RefHeading___Toc664_70331351%20Copy%207" text:style-name="Index_20_Link" text:visited-style-name="Index_20_Link">Менеджер экрана:<text:tab/>9</text:a></text:p>
          <text:p text:style-name="P20"><text:a xlink:type="simple" xlink:href="#__RefHeading___Toc664_70331351%20Copy%208" text:style-name="Index_20_Link" text:visited-style-name="Index_20_Link">Вход:<text:tab/>9</text:a></text:p>
          <text:p text:style-name="P20"><text:a xlink:type="simple" xlink:href="#__RefHeading___Toc664_70331351%20Copy%209" text:style-name="Index_20_Link" text:visited-style-name="Index_20_Link">Оболочка:<text:tab/>9</text:a></text:p>
          <text:p text:style-name="P20"><text:a xlink:type="simple" xlink:href="#__RefHeading___Toc664_70331351%20Copy%2010" text:style-name="Index_20_Link" text:visited-style-name="Index_20_Link">GUI, xinit или wayland:<text:tab/>9</text:a></text:p>
          <text:p text:style-name="P18"><text:a xlink:type="simple" xlink:href="#__RefHeading___Toc338_3565381898" text:style-name="Index_20_Link" text:visited-style-name="Index_20_Link">Сервисы Debian<text:tab/>10</text:a></text:p>
        </text:index-body>
      </text:table-of-content>
      <text:p text:style-name="P5"/>
      <text:h text:style-name="P14" text:outline-level="1"><text:bookmark-start text:name="__RefHeading___Toc338_3565381898 Copy 1 Copy 1"/>Определения<text:bookmark-end text:name="__RefHeading___Toc338_3565381898 Copy 1 Copy 1"/></text:h>
      <text:p text:style-name="P6"><text:span text:style-name="Strong_20_Emphasis"><text:span text:style-name="T16">Демон (</text:span></text:span><text:span text:style-name="Strong_20_Emphasis"><text:span text:style-name="T15">D</text:span></text:span><text:span text:style-name="Strong_20_Emphasis"><text:span text:style-name="T14">aemon</text:span></text:span><text:span text:style-name="Strong_20_Emphasis"><text:span text:style-name="T16">)</text:span></text:span> — <text:span text:style-name="T18">фоновая, не интерактивная программа</text:span>. <text:span text:style-name="T18">Она обособлена от клавиатуры и дисплея любого интерактивного пользователя.</text:span> Слово "демон" для обозначения фоновой программы заимствовано из культуры Unix; оно не является универсальным <text:span text:style-name="T19">(Демоны в Windows называются сервисы)</text:span>.</text:p>
      <text:p text:style-name="P11"><text:span text:style-name="T8">Сервисы (</text:span><text:span text:style-name="T7">Services</text:span><text:span text:style-name="T8">)</text:span><text:span text:style-name="T10"> — программа, отвеча</text:span><text:span text:style-name="T11">ющая</text:span><text:span text:style-name="T10"> на запросы от других программ по некоторому механизму межпроцессного взаимодействия (обычно по сети)</text:span><text:span text:style-name="T9">. </text:span><text:span text:style-name="T12">Сервис </text:span><text:span text:style-name="T9">это то, что предоставляет сервер. Например, служба сопоставления портов NFS предоставляется как отдельная служба portmap, которая реализована как демон portmapd. Служба не обязательно должна быть демоном, но обычно это так. Пользовательское приложение с графическим интерфейсом может иметь встроенную в него службу: например, приложение для обмена файлами.</text:span></text:p>
      <text:p text:style-name="P7"><text:span text:style-name="Strong_20_Emphasis"><text:span text:style-name="T17">Процесс (</text:span></text:span><text:span text:style-name="Strong_20_Emphasis"><text:span text:style-name="T14">Process</text:span></text:span><text:span text:style-name="Strong_20_Emphasis"><text:span text:style-name="T17">)</text:span></text:span> — <text:span text:style-name="T20">выполняющаяся</text:span> программа. В определенный момент времени он может быть запущен<text:span text:style-name="T20">ным</text:span>, спящим, либо зомби (завершенный процесс, но ожидающий, пока его родительский процесс получит возвращаемое значение).</text:p>
      <text:p text:style-name="P5"/>
      <text:p text:style-name="P5"/>
      <text:h text:style-name="P15" text:outline-level="1"><text:bookmark-start text:name="__RefHeading___Toc338_3565381898 Copy 1"/>Утилиты и их описание<text:bookmark-end text:name="__RefHeading___Toc338_3565381898 Copy 1"/></text:h>
      <text:list text:style-name="L1">
        <text:list-item>
          <text:p text:style-name="P38">команда — описание;</text:p>
        </text:list-item>
        <text:list-item>
          <text:p text:style-name="P40">ps aux — отображение всех системных процессов;</text:p>
        </text:list-item>
        <text:list-item>
          <text:p text:style-name="P39">pstree — отображение древа процессов;</text:p>
        </text:list-item>
        <text:list-item>
          <text:p text:style-name="P41">top — отображение процессов в реальном времени;</text:p>
        </text:list-item>
        <text:list-item>
          <text:p text:style-name="P41">htop — интерактивное отображение процессов;</text:p>
        </text:list-item>
        <text:list-item>
          <text:p text:style-name="P41"/>
        </text:list-item>
      </text:list>
      <text:p text:style-name="P7"/>
      <text:h text:style-name="P16" text:outline-level="1"><text:bookmark-start text:name="__RefHeading___Toc338_3565381898 Copy 2"/>Инициализация GNU/Linux<text:bookmark-end text:name="__RefHeading___Toc338_3565381898 Copy 2"/></text:h>
      <text:h text:style-name="P23" text:outline-level="2"><text:bookmark-start text:name="__RefHeading___Toc649_70331351"/>Типы прошивок<text:bookmark-end text:name="__RefHeading___Toc649_70331351"/></text:h>
      <text:p text:style-name="P57">Прошивка/микропрограмма <text:span text:style-name="T21">(</text:span>firmware) — это самая первая программа, которая выполняется при включении системы. </text:p>
      <text:list text:style-name="L5">
        <text:list-item>
          <text:p text:style-name="P43"><text:a xlink:type="simple" xlink:href="https://en.wikipedia.org/wiki/ru:BIOS" text:style-name="Internet_20_link" text:visited-style-name="Visited_20_Internet_20_Link"><text:span text:style-name="T23">BIOS</text:span></text:a><text:span text:style-name="T23"> </text:span><text:span text:style-name="T24">(</text:span><text:span text:style-name="T23">Basic Input-Output System</text:span><text:span text:style-name="T24">)</text:span><text:span text:style-name="T23">, чаще всего всего хранится во flash-памяти, распаянной непосредственно на материнской плате, и не зависит от системного устройства хранения данных. Изначально создавалась для </text:span><text:a xlink:type="simple" xlink:href="https://en.wikipedia.org/wiki/ru:IBM_PC" text:style-name="Internet_20_link" text:visited-style-name="Visited_20_Internet_20_Link"><text:span text:style-name="T23">IBM PC</text:span></text:a><text:span text:style-name="T23"> для инициализации устройств и процесса загрузки. С 2010 года постепенно заменена на </text:span><text:a xlink:type="simple" xlink:href="https://wiki.archlinux.org/title/Arch_boot_process_(Русский)#UEFI" text:style-name="Internet_20_link" text:visited-style-name="Visited_20_Internet_20_Link"><text:span text:style-name="T23">UEFI</text:span></text:a><text:span text:style-name="T23">, которая не имеет технических ограничений, которые были у BIOS.</text:span></text:p>
        </text:list-item>
        <text:list-item>
          <text:p text:style-name="P64"><text:span text:style-name="T9">UEFI </text:span><text:span text:style-name="T27">(</text:span><text:a xlink:type="simple" xlink:href="https://wiki.archlinux.org/title/Unified_Extensible_Firmware_Interface_(Русский)" text:style-name="Internet_20_link" text:visited-style-name="Visited_20_Internet_20_Link"><text:span text:style-name="T9">Unified Extensible Firmware Interface</text:span></text:a><text:span text:style-name="T27">)</text:span><text:span text:style-name="T9"> может считывать как таблицу разделов, так и файловые системы. UEFI не выполняет </text:span><text:a xlink:type="simple" xlink:href="https://wiki.archlinux.org/title/Partitioning_(Русский)#Главная_загрузочная_запись_(MBR)_(загрузочный_код)" text:style-name="Internet_20_link" text:visited-style-name="Visited_20_Internet_20_Link"><text:span text:style-name="T9">загрузочный код в MBR</text:span></text:a><text:span text:style-name="T9">, вне зависимости от того, существует он или нет. Вместо этого загрузка происходит в соответствии с записями в </text:span><text:a xlink:type="simple" xlink:href="https://en.wikipedia.org/wiki/ru:Энергонезависимая_память" text:style-name="Internet_20_link" text:visited-style-name="Visited_20_Internet_20_Link"><text:span text:style-name="T9">NVRAM</text:span></text:a><text:span text:style-name="T9">. </text:span></text:p>
        </text:list-item>
      </text:list>
      <text:p text:style-name="P78"><text:span text:style-name="T9">Спецификация UEFI объявляет обязательными поддержку файловых систем </text:span><text:a xlink:type="simple" xlink:href="https://wiki.archlinux.org/title/FAT_(Русский)" text:style-name="Internet_20_link" text:visited-style-name="Visited_20_Internet_20_Link"><text:span text:style-name="T9">FAT12, FAT16 и FAT32</text:span></text:a><text:span text:style-name="T9"> (</text:span><text:a xlink:type="simple" xlink:href="https://uefi.org/sites/default/files/resources/UEFI_Spec_2_9_2021_03_18.pdf#G17.1019485" text:style-name="Internet_20_link" text:visited-style-name="Visited_20_Internet_20_Link"><text:span text:style-name="T9">UEFI specification version 2.9, section 13.3.1.1</text:span></text:a><text:span text:style-name="T9">), но производители могут добавлять и другие файловые системы; например, </text:span><text:a xlink:type="simple" xlink:href="https://en.wikipedia.org/wiki/ru:HFS_Plus" text:style-name="Internet_20_link" text:visited-style-name="Visited_20_Internet_20_Link"><text:span text:style-name="T9">HFS+</text:span></text:a><text:span text:style-name="T9"> или </text:span><text:a xlink:type="simple" xlink:href="https://en.wikipedia.org/wiki/ru:Apple_File_System" text:style-name="Internet_20_link" text:visited-style-name="Visited_20_Internet_20_Link"><text:span text:style-name="T9">APFS</text:span></text:a><text:span text:style-name="T9"> в некоторых прошивках Apple. Также реализации UEFI поддерживают формат оптических дисков ISO-9660. </text:span></text:p>
      <text:p text:style-name="P77"><text:span text:style-name="T9">UEFI запускает так называемые EFI-приложения, например, </text:span><text:a xlink:type="simple" xlink:href="https://wiki.archlinux.org/title/Arch_boot_process_(Русский)#Загрузчик" text:style-name="Internet_20_link" text:visited-style-name="Visited_20_Internet_20_Link"><text:span text:style-name="T9">загрузчики</text:span></text:a><text:span text:style-name="T9">, менеджеры загрузки, </text:span><text:a xlink:type="simple" xlink:href="https://wiki.archlinux.org/title/Unified_Extensible_Firmware_Interface_(Русский)#UEFI_Shell" text:style-name="Internet_20_link" text:visited-style-name="Visited_20_Internet_20_Link"><text:span text:style-name="T9">UEFI Shell</text:span></text:a><text:span text:style-name="T9"> и т.д. Эти приложения обычно хранятся в виде файлов в </text:span><text:a xlink:type="simple" xlink:href="https://wiki.archlinux.org/title/EFI_system_partition_(Русский)" text:style-name="Internet_20_link" text:visited-style-name="Visited_20_Internet_20_Link"><text:span text:style-name="T9">системном разделе EFI</text:span></text:a><text:span text:style-name="T9">. Каждый производитель может хранить свои файлы в EFI-разделе в каталоге </text:span><text:span text:style-name="Source_20_Text"><text:span text:style-name="T9">/EFI/</text:span></text:span><text:span text:style-name="Source_20_Text"><text:span text:style-name="T28">производитель</text:span></text:span><text:span text:style-name="T9">. Приложения можно запустить с помощью загрузочной записи в NVRAM или из UEFI-оболочки. </text:span></text:p>
      <text:p text:style-name="P77"><text:span text:style-name="T9">В спецификации UEFI также предусмотрена legacy-загрузка через </text:span><text:a xlink:type="simple" xlink:href="https://wiki.archlinux.org/title/Arch_boot_process_(Русский)#BIOS" text:style-name="Internet_20_link" text:visited-style-name="Visited_20_Internet_20_Link"><text:span text:style-name="T9">BIOS</text:span></text:a><text:span text:style-name="T9"> посредством </text:span><text:a xlink:type="simple" xlink:href="https://en.wikipedia.org/wiki/Unified_Extensible_Firmware_Interface#CSM_booting" text:style-name="Internet_20_link" text:visited-style-name="Visited_20_Internet_20_Link"><text:span text:style-name="T9">Compatibility Support Module</text:span></text:a><text:span text:style-name="T9"> (CSM). UEFI с включённым CSM сгенерирует загрузочные CSM-записи для всех дисков. Если для загрузки выбрана именно такая запись, то CSM попытается выполнить код из MBR на диске. </text:span></text:p>
      <text:h text:style-name="P24" text:outline-level="2"><text:bookmark-start text:name="__RefHeading___Toc658_70331351 Copy 2"/><text:span text:style-name="T41">Общий обзор процесса и</text:span><text:span text:style-name="T9">нициализаци</text:span><text:span text:style-name="T41">и</text:span><text:bookmark-end text:name="__RefHeading___Toc658_70331351 Copy 2"/></text:h>
      <text:p text:style-name="P77"><text:span text:style-name="T9">При загрузке компьютера происходит последовательная передача управления от системной прошивки компьютера (</text:span><text:a xlink:type="simple" xlink:href="https://ru.wikipedia.org/wiki/BIOS" text:style-name="Internet_20_link" text:visited-style-name="Visited_20_Internet_20_Link"><text:span text:style-name="T9">BIOS</text:span></text:a><text:span text:style-name="T9"> или </text:span><text:a xlink:type="simple" xlink:href="https://ru.wikipedia.org/wiki/Extensible_Firmware_Interface" text:style-name="Internet_20_link" text:visited-style-name="Visited_20_Internet_20_Link"><text:span text:style-name="T9">UEFI</text:span></text:a><text:span text:style-name="T9">) к </text:span><text:a xlink:type="simple" xlink:href="https://ru.wikipedia.org/wiki/Загрузчик_операционной_системы" text:style-name="Internet_20_link" text:visited-style-name="Visited_20_Internet_20_Link"><text:span text:style-name="T9">загрузчику</text:span></text:a><text:span text:style-name="T9">, а от него — к </text:span><text:a xlink:type="simple" xlink:href="https://ru.wikipedia.org/wiki/Ядро_операционной_системы" text:style-name="Internet_20_link" text:visited-style-name="Visited_20_Internet_20_Link"><text:span text:style-name="T9">ядру</text:span></text:a><text:span text:style-name="T9">. Затем ядро запускает </text:span><text:a xlink:type="simple" xlink:href="https://ru.wikipedia.org/wiki/Диспетчер_операционной_системы" text:style-name="Internet_20_link" text:visited-style-name="Visited_20_Internet_20_Link"><text:span text:style-name="T9">планировщик</text:span></text:a><text:span text:style-name="T9"> (для реализации многозадачности) и выполняет программу </text:span><text:a xlink:type="simple" xlink:href="https://ru.wikipedia.org/wiki/Init" text:style-name="Internet_20_link" text:visited-style-name="Visited_20_Internet_20_Link"><text:span text:style-name="T9">init</text:span></text:a><text:span text:style-name="T9"> (которая настраивает пользовательское окружение и позволяет осуществлять взаимодействие с пользователем и вход в систему), после чего ядро переходит в состояние бездействия до тех пор, пока не получит внешний вызов. </text:span></text:p>
      <text:p text:style-name="P80">Основные этапы загрузки: </text:p>
      <text:list text:style-name="L25">
        <text:list-item>
          <text:p text:style-name="P75"><text:span text:style-name="T9">Системная прошивка компьютера выполняет первичную проверку и инициализацию </text:span><text:a xlink:type="simple" xlink:href="https://ru.wikipedia.org/wiki/Аппаратное_обеспечение" text:style-name="Internet_20_link" text:visited-style-name="Visited_20_Internet_20_Link"><text:span text:style-name="T9">аппаратного обеспечения</text:span></text:a><text:span text:style-name="T9">. </text:span></text:p>
        </text:list-item>
        <text:list-item>
          <text:p text:style-name="P76"><text:span text:style-name="T9">В случае BIOS прошивка загружает в оперативную память и выполняет загрузочный код с одного из </text:span><text:a xlink:type="simple" xlink:href="https://ru.wikipedia.org/wiki/Раздел_диска" text:style-name="Internet_20_link" text:visited-style-name="Visited_20_Internet_20_Link"><text:span text:style-name="T9">разделов</text:span></text:a><text:span text:style-name="T9"> заданного загрузочного устройства, который содержит </text:span><text:span text:style-name="T28">фазу 1</text:span><text:span text:style-name="T9"> загрузчика Linux. Фаза 1 загружает </text:span><text:span text:style-name="T28">фазу 2</text:span><text:span text:style-name="T9"> </text:span><text:soft-page-break/><text:span text:style-name="T9">(значительный по размеру код загрузчика). Некоторые загрузчики могут использовать для этого промежуточный этап (под названием </text:span><text:span text:style-name="T28">фаза 1,5</text:span><text:span text:style-name="T9">), поскольку современные диски большого объёма могут некорректно считываться без дальнейшего кода. В случае UEFI запускается загрузчик загруженный со служебного раздела (EFS), который выбирается согласно настройкам приоритета загрузки определенного в энергонезависимой памяти компьютера. При этом возможна загрузка не только специализированного загрузчика, но можно загрузить и непосредственно ядро Linux (для этого ядро должно быть собрано с опцией EFI_STUB). </text:span></text:p>
        </text:list-item>
        <text:list-item>
          <text:p text:style-name="P79">Загрузчик зачастую предлагает пользователю меню с доступными вариантами загрузки. После выбора или после заданного тайм-аута загрузчик загружает ядро. </text:p>
        </text:list-item>
        <text:list-item>
          <text:p text:style-name="P76"><text:span text:style-name="T9">Загруженное ядро распаковывается в памяти, настраивает системные функции, такие как работа необходимого оборудования и управление страницами памяти, после чего делает вызов </text:span><text:span text:style-name="Source_20_Text"><text:span text:style-name="T9">start_kernel()</text:span></text:span><text:span text:style-name="T9">. </text:span></text:p>
        </text:list-item>
        <text:list-item>
          <text:p text:style-name="P76"><text:span text:style-name="T9">После этого </text:span><text:span text:style-name="Source_20_Text"><text:span text:style-name="T9">start_kernel()</text:span></text:span><text:span text:style-name="T9"> выполняет основную настройку системы (прерывания, остальные функции управления памятью, инициализацию устройств, драйверов и т. д.), а потом порождает </text:span><text:a xlink:type="simple" xlink:href="https://ru.wikipedia.org/wiki/Бездействие_системы" text:style-name="Internet_20_link" text:visited-style-name="Visited_20_Internet_20_Link"><text:span text:style-name="T9">процесс бездействия</text:span></text:a><text:span text:style-name="T9">, </text:span><text:a xlink:type="simple" xlink:href="https://ru.wikipedia.org/wiki/Диспетчер_операционной_системы" text:style-name="Internet_20_link" text:visited-style-name="Visited_20_Internet_20_Link"><text:span text:style-name="T9">диспетчер</text:span></text:a><text:span text:style-name="T9"> и отдельно от них — процесс </text:span><text:a xlink:type="simple" xlink:href="https://ru.wikipedia.org/wiki/Init" text:style-name="Internet_20_link" text:visited-style-name="Visited_20_Internet_20_Link"><text:span text:style-name="T9">init</text:span></text:a><text:span text:style-name="T9"> (выполняющийся в пользовательском пространстве). </text:span></text:p>
        </text:list-item>
        <text:list-item>
          <text:p text:style-name="P79">Планировщик начинает более эффективно управлять системой, в то время как ядро переходит к бездействию. </text:p>
        </text:list-item>
        <text:list-item>
          <text:p text:style-name="P76"><text:span text:style-name="T9">Процесс </text:span><text:a xlink:type="simple" xlink:href="https://ru.wikipedia.org/wiki/Init" text:style-name="Internet_20_link" text:visited-style-name="Visited_20_Internet_20_Link"><text:span text:style-name="T9">init</text:span></text:a><text:span text:style-name="T9"> выполняет необходимые сценарии, которые настраивают все службы и структуры, не относящиеся к уровню ядра, в результате чего будет создано пользовательское окружение, и пользователю будет предоставлен экран входа в систему.</text:span></text:p>
        </text:list-item>
      </text:list>
      <text:p text:style-name="P74"><text:span text:style-name="T9">Когда происходит завершение работы, </text:span><text:a xlink:type="simple" xlink:href="https://ru.wikipedia.org/wiki/Init" text:style-name="Internet_20_link" text:visited-style-name="Visited_20_Internet_20_Link"><text:span text:style-name="T9">init</text:span></text:a><text:span text:style-name="T9"> вызывается для управляемого закрытия программ пользовательского уровня, тоже согласно сценариям. После этого </text:span><text:a xlink:type="simple" xlink:href="https://ru.wikipedia.org/wiki/Init" text:style-name="Internet_20_link" text:visited-style-name="Visited_20_Internet_20_Link"><text:span text:style-name="T9">init</text:span></text:a><text:span text:style-name="T9"> закрывается, а ядро производит своё собственное завершение работы. </text:span></text:p>
      <text:h text:style-name="P22" text:outline-level="2"><text:bookmark-start text:name="__RefHeading___Toc658_70331351"/><text:span text:style-name="T6">Инициализация </text:span><text:span text:style-name="T31">Arch Linux</text:span><text:bookmark-end text:name="__RefHeading___Toc658_70331351"/></text:h>
      <text:h text:style-name="P25" text:outline-level="3"><text:bookmark-start text:name="__RefHeading___Toc660_70331351"/><text:span text:style-name="T37">С</text:span>истема с BIOS:<text:bookmark-end text:name="__RefHeading___Toc660_70331351"/></text:h>
      <text:list xml:id="list1950581856" text:style-name="L10">
        <text:list-item>
          <text:p text:style-name="P65"><text:span text:style-name="T9">Компьютер включается, выполняется </text:span><text:a xlink:type="simple" xlink:href="https://en.wikipedia.org/wiki/ru:POST_(аппаратное_обеспечение)" text:style-name="Internet_20_link" text:visited-style-name="Visited_20_Internet_20_Link"><text:span text:style-name="T9">power-on self-test</text:span></text:a><text:span text:style-name="T9"> (POST). </text:span></text:p>
        </text:list-item>
        <text:list-item>
          <text:p text:style-name="P59">После POST BIOS инициализирует аппаратуру, необходимую для загрузки (диск, контроллеры клавиатуры и т.д.). </text:p>
        </text:list-item>
        <text:list-item>
          <text:p text:style-name="P66"><text:span text:style-name="T9">BIOS запускает на выполнение первые 440 байт (</text:span><text:a xlink:type="simple" xlink:href="https://wiki.archlinux.org/title/Partitioning_(Русский)#Главная_загрузочная_запись_(MBR)_(загрузочный_код)" text:style-name="Internet_20_link" text:visited-style-name="Visited_20_Internet_20_Link"><text:span text:style-name="T9">MBR bootstrap code area</text:span></text:a><text:span text:style-name="T9">) первого (в очерёдности загрузки) диска. </text:span></text:p>
        </text:list-item>
        <text:list-item>
          <text:p text:style-name="P59">Код первого этапа загрузчика в MBR загружает и запускает код второго этапа загрузчика (если таковой имеется), который может храниться в следующих местах: </text:p>
        </text:list-item>
      </text:list>
      <text:list text:style-name="L11">
        <text:list-item>
          <text:p text:style-name="P60"><text:soft-page-break/>следующие сектора диска после MBR, например, т.н. "post-MBR gap" (только в случае таблицы разделов MBR). </text:p>
        </text:list-item>
        <text:list-item>
          <text:p text:style-name="P68"><text:a xlink:type="simple" xlink:href="https://en.wikipedia.org/wiki/Volume_boot_record" text:style-name="Internet_20_link" text:visited-style-name="Visited_20_Internet_20_Link"><text:span text:style-name="T9">volume boot record</text:span></text:a><text:span text:style-name="T9"> (VBR) раздела или partitionless-диска. </text:span></text:p>
        </text:list-item>
        <text:list-item>
          <text:p text:style-name="P68"><text:a xlink:type="simple" xlink:href="https://wiki.archlinux.org/title/GRUB_(Русский)#Требования_GRUB2-BIOS_к_GPT" text:style-name="Internet_20_link" text:visited-style-name="Visited_20_Internet_20_Link"><text:span text:style-name="T9">загрузочный раздел BIOS</text:span></text:a><text:span text:style-name="T9"> (только </text:span><text:a xlink:type="simple" xlink:href="https://wiki.archlinux.org/title/GRUB_(Русский)" text:style-name="Internet_20_link" text:visited-style-name="Visited_20_Internet_20_Link"><text:span text:style-name="T9">GRUB</text:span></text:a><text:span text:style-name="T9"> с BIOS/GPT).</text:span></text:p>
        </text:list-item>
      </text:list>
      <text:list text:continue-list="list1950581856" text:style-name="L10">
        <text:list-item>
          <text:p text:style-name="P65"><text:span text:style-name="T9">Запускается непосредственно </text:span><text:a xlink:type="simple" xlink:href="https://wiki.archlinux.org/title/Arch_boot_process_(Русский)#Загрузчик" text:style-name="Internet_20_link" text:visited-style-name="Visited_20_Internet_20_Link"><text:span text:style-name="T9">загрузчик</text:span></text:a><text:span text:style-name="T9">. </text:span></text:p>
        </text:list-item>
        <text:list-item>
          <text:p text:style-name="P59">Загрузчик загружает в память операционную систему либо напрямую, либо посредством цепной загрузки (chain-loading).</text:p>
        </text:list-item>
      </text:list>
      <text:h text:style-name="P26" text:outline-level="3"><text:bookmark-start text:name="__RefHeading___Toc662_70331351"/><text:span text:style-name="T37">С</text:span>истема с UEFI:<text:bookmark-end text:name="__RefHeading___Toc662_70331351"/></text:h>
      <text:list xml:id="list2790038510" text:style-name="L13">
        <text:list-item>
          <text:p text:style-name="P49">Компьютер включается, выполняется <text:a xlink:type="simple" xlink:href="https://en.wikipedia.org/wiki/ru:POST_(аппаратное_обеспечение)" text:style-name="Internet_20_link" text:visited-style-name="Visited_20_Internet_20_Link">power-on self-test</text:a> (POST). </text:p>
        </text:list-item>
        <text:list-item>
          <text:p text:style-name="P50">После POST UEFI инициализирует аппаратуру, необходимую для загрузки (диск, контроллеры клавиатуры и т.д.). </text:p>
        </text:list-item>
        <text:list-item>
          <text:p text:style-name="P50">Прошивка считывает загрузочные записи из NVRAM, чтобы определить, какое EFI-приложение необходимо запустить и откуда (т.е. с какого диска и раздела). </text:p>
        </text:list-item>
      </text:list>
      <text:list text:style-name="L14">
        <text:list-item>
          <text:p text:style-name="P52"><text:span text:style-name="T9">Загрузочной записью может быть просто диск. В этом случае прошивка ищет </text:span><text:a xlink:type="simple" xlink:href="https://wiki.archlinux.org/title/Системный_раздел_EFI" text:style-name="Internet_20_link" text:visited-style-name="Visited_20_Internet_20_Link"><text:span text:style-name="T9">системный раздел EFI</text:span></text:a><text:span text:style-name="T9"> на этом диске и EFI-приложение на резервном пути загрузки </text:span><text:span text:style-name="Source_20_Text"><text:span text:style-name="T9">\EFI\BOOT\BOOTx64.EFI</text:span></text:span><text:span text:style-name="T9"> (в системах с </text:span><text:a xlink:type="simple" xlink:href="https://wiki.archlinux.org/title/Unified_Extensible_Firmware_Interface_(Русский)#Разрядность_прошивки_UEFI" text:style-name="Internet_20_link" text:visited-style-name="Visited_20_Internet_20_Link"><text:span text:style-name="T9">32-битным UEFI</text:span></text:a><text:span text:style-name="T9"> — </text:span><text:span text:style-name="Source_20_Text"><text:span text:style-name="T9">BOOTIA32.EFI</text:span></text:span><text:span text:style-name="T9">). Именно так UEFI работает со съёмными загрузочными устройствами.</text:span></text:p>
        </text:list-item>
      </text:list>
      <text:list xml:id="list112549737131663" text:continue-list="list2790038510" text:style-name="L13">
        <text:list-item>
          <text:p text:style-name="P49">Прошивка запускает EFI-приложение. </text:p>
        </text:list-item>
      </text:list>
      <text:list text:style-name="L15">
        <text:list-item>
          <text:p text:style-name="P53">Это может быть <text:a xlink:type="simple" xlink:href="https://wiki.archlinux.org/title/Arch_boot_process_(Русский)#Загрузчик" text:style-name="Internet_20_link" text:visited-style-name="Visited_20_Internet_20_Link">загрузчик</text:a> или, при использовании <text:a xlink:type="simple" xlink:href="https://wiki.archlinux.org/title/EFISTUB_(Русский)" text:style-name="Internet_20_link" text:visited-style-name="Visited_20_Internet_20_Link">EFISTUB</text:a>, непосредственно <text:a xlink:type="simple" xlink:href="https://wiki.archlinux.org/title/Ядро" text:style-name="Internet_20_link" text:visited-style-name="Visited_20_Internet_20_Link">ядро</text:a> Arch Linux. </text:p>
        </text:list-item>
        <text:list-item>
          <text:p text:style-name="P54">Это также может быть и какое-то другое приложение, например, командная оболочка UEFI или <text:a xlink:type="simple" xlink:href="https://wiki.archlinux.org/title/Arch_boot_process_(Русский)#Загрузчик" text:style-name="Internet_20_link" text:visited-style-name="Visited_20_Internet_20_Link">менеджер загрузки</text:a> вроде <text:a xlink:type="simple" xlink:href="https://wiki.archlinux.org/title/Systemd-boot_(Русский)" text:style-name="Internet_20_link" text:visited-style-name="Visited_20_Internet_20_Link">systemd-boot</text:a> или <text:a xlink:type="simple" xlink:href="https://wiki.archlinux.org/title/REFInd_(Русский)" text:style-name="Internet_20_link" text:visited-style-name="Visited_20_Internet_20_Link">rEFInd</text:a>.</text:p>
        </text:list-item>
      </text:list>
      <text:list text:continue-list="list112549737131663" text:style-name="L13">
        <text:list-item>
          <text:p text:style-name="P50">Если включён режим <text:a xlink:type="simple" xlink:href="https://wiki.archlinux.org/title/Secure_Boot" text:style-name="Internet_20_link" text:visited-style-name="Visited_20_Internet_20_Link">Secure Boot</text:a>, аутентичность двоичного EFI-файла будет проверена по его подписи. </text:p>
        </text:list-item>
      </text:list>
      <text:h text:style-name="P27" text:outline-level="3"><text:bookmark-start text:name="__RefHeading___Toc664_70331351"/><text:span text:style-name="T37">М</text:span>ультизагрузка в UEFI:<text:bookmark-end text:name="__RefHeading___Toc664_70331351"/></text:h>
      <text:p text:style-name="P12">Поскольку файлы различных операционных систем и производителей хранятся в <text:a xlink:type="simple" xlink:href="https://wiki.archlinux.org/title/EFI_system_partition_(Русский)" text:style-name="Internet_20_link" text:visited-style-name="Visited_20_Internet_20_Link">системном разделе EFI</text:a> в разных каталогах, мультизагрузка с UEFI сводится к запуску EFI-приложения загрузчика конкретной операционной системы. Это позволяет отказаться от использования <text:a xlink:type="simple" xlink:href="https://en.wikipedia.org/wiki/Chain_loading" text:style-name="Internet_20_link" text:visited-style-name="Visited_20_Internet_20_Link">chain loading</text:a> при загрузке различных ОС. Смотрите также <text:a xlink:type="simple" xlink:href="https://wiki.archlinux.org/title/Двойная_загрузка:_Windows_и_Arch" text:style-name="Internet_20_link" text:visited-style-name="Visited_20_Internet_20_Link">Двойная загрузка: Windows и Arch</text:a>. </text:p>
      <text:h text:style-name="P28" text:outline-level="3"><text:bookmark-start text:name="__RefHeading___Toc664_70331351 Copy 2"/><text:span text:style-name="T42">Загрузчик</text:span>:<text:bookmark-end text:name="__RefHeading___Toc664_70331351 Copy 2"/></text:h>
      <text:p text:style-name="P13"><text:span text:style-name="T9">Загрузчик — программа, которая запускается прошивкой (</text:span><text:a xlink:type="simple" xlink:href="https://en.wikipedia.org/wiki/ru:BIOS" text:style-name="Internet_20_link" text:visited-style-name="Visited_20_Internet_20_Link"><text:span text:style-name="T9">BIOS</text:span></text:a><text:span text:style-name="T9"> или </text:span><text:a xlink:type="simple" xlink:href="https://wiki.archlinux.org/title/UEFI_(Русский)" text:style-name="Internet_20_link" text:visited-style-name="Visited_20_Internet_20_Link"><text:span text:style-name="T9">UEFI</text:span></text:a><text:span text:style-name="T9">). Эта программа в соответствии с файлами настроек загружает ядро с заданными </text:span><text:a xlink:type="simple" xlink:href="https://wiki.archlinux.org/title/Kernel_parameters_(Русский)" text:style-name="Internet_20_link" text:visited-style-name="Visited_20_Internet_20_Link"><text:span text:style-name="T9">параметрами</text:span></text:a><text:span text:style-name="T9">, а также </text:span><text:a xlink:type="simple" xlink:href="https://wiki.archlinux.org/title/Mkinitcpio_(Русский)" text:style-name="Internet_20_link" text:visited-style-name="Visited_20_Internet_20_Link"><text:span text:style-name="T9">начальный загрузочный диск</text:span></text:a><text:span text:style-name="T9">. В случае UEFI ядро может быть загружено напрямую, без загрузчика, посредством </text:span><text:a xlink:type="simple" xlink:href="https://wiki.archlinux.org/title/EFISTUB_(Русский)" text:style-name="Internet_20_link" text:visited-style-name="Visited_20_Internet_20_Link"><text:span text:style-name="T9">EFISTUB</text:span></text:a><text:span text:style-name="T9">; в этом случае загрузчик или менеджер загрузки можно использовать для редактирования параметров ядра перед загрузкой. </text:span></text:p>
      <text:p text:style-name="P13"><text:span text:style-name="Strong_20_Emphasis"><text:span text:style-name="T13">Важно:</text:span></text:span><text:span text:style-name="T13"> </text:span><text:span text:style-name="T9">Загрузчик должен иметь доступ к ядру и образу initramfs, в противном случае система не загрузится. Как правило, обычная загрузка подразумевает доступ к каталогу </text:span><text:span text:style-name="Source_20_Text"><text:span text:style-name="T9">/boot</text:span></text:span><text:span text:style-name="T9">, следовательно, загрузчик должен уметь работать с блочными устройствами, стековыми блочными устройствами (LVM, RAID, dm-</text:span><text:soft-page-break/><text:span text:style-name="T9">crypt, LUKS и т.д.), а также с файловой системой, в которой расположены ядро и образ initramfs.</text:span></text:p>
      <text:h text:style-name="P37" text:outline-level="4"><text:bookmark-start text:name="__RefHeading___Toc5933_70331351"/><text:span text:style-name="T38">C</text:span>равнение возможностей:<text:bookmark-end text:name="__RefHeading___Toc5933_70331351"/></text:h>
      <table:table table:name="Table1" table:style-name="Table1">
        <table:table-column table:style-name="Table1.A"/>
        <table:table-column table:style-name="Table1.B" table:number-columns-repeated="3"/>
        <table:table-column table:style-name="Table1.E"/>
        <table:table-column table:style-name="Table1.F"/>
        <table:table-column table:style-name="Table1.G"/>
        <table:table-column table:style-name="Table1.B"/>
        <table:table-column table:style-name="Table1.I"/>
        <table:table-column table:style-name="Table1.J"/>
        <table:table-column table:style-name="Table1.K"/>
        <table:table-row table:style-name="Table1.1">
          <table:table-cell table:style-name="Table1.A1" table:number-rows-spanned="2" office:value-type="string">
            <text:p text:style-name="P61"><text:span text:style-name="T4">Название </text:span></text:p>
          </table:table-cell>
          <table:table-cell table:style-name="Table1.A1" table:number-columns-spanned="2" office:value-type="string">
            <text:p text:style-name="P61"><text:span text:style-name="T4">Прошивка</text:span></text:p>
          </table:table-cell>
          <table:covered-table-cell/>
          <table:table-cell table:style-name="Table1.A1" table:number-columns-spanned="2" office:value-type="string">
            <text:p text:style-name="P61"><text:span text:style-name="T4">Таблица разделов </text:span></text:p>
          </table:table-cell>
          <table:covered-table-cell/>
          <table:table-cell table:style-name="Table1.A1" table:number-rows-spanned="2" office:value-type="string">
            <text:p text:style-name="P61"><text:span text:style-name="T4">Мультизагрузка </text:span></text:p>
          </table:table-cell>
          <table:table-cell table:style-name="Table1.A1" table:number-columns-spanned="4" office:value-type="string">
            <text:p text:style-name="P61"><text:span text:style-name="T4">Файловые системы </text:span></text:p>
          </table:table-cell>
          <table:covered-table-cell/>
          <table:covered-table-cell/>
          <table:covered-table-cell/>
          <table:table-cell table:style-name="Table1.A1" table:number-rows-spanned="2" office:value-type="string">
            <text:p text:style-name="P62"><text:span text:style-name="T4">Примечания </text:span></text:p>
          </table:table-cell>
        </table:table-row>
        <table:table-row table:style-name="Table1.2">
          <table:covered-table-cell table:style-name="Table1.A1"/>
          <table:table-cell table:style-name="Table1.A1" office:value-type="string">
            <text:p text:style-name="P61"><text:span text:style-name="T4">BIOS</text:span></text:p>
          </table:table-cell>
          <table:table-cell table:style-name="Table1.A1" office:value-type="string">
            <text:p text:style-name="P61"><text:span text:style-name="T4">UEFI</text:span></text:p>
          </table:table-cell>
          <table:table-cell table:style-name="Table1.A1" office:value-type="string">
            <text:p text:style-name="P61"><text:span text:style-name="T4">MBR</text:span></text:p>
          </table:table-cell>
          <table:table-cell table:style-name="Table1.A1" office:value-type="string">
            <text:p text:style-name="P61"><text:span text:style-name="T4">GPT</text:span></text:p>
          </table:table-cell>
          <table:covered-table-cell table:style-name="Table1.A1"/>
          <table:table-cell table:style-name="Table1.A1" office:value-type="string">
            <text:p text:style-name="P61"><text:span text:style-name="T4">Btrfs</text:span></text:p>
          </table:table-cell>
          <table:table-cell table:style-name="Table1.A1" office:value-type="string">
            <text:p text:style-name="P61"><text:span text:style-name="T4">ext4</text:span></text:p>
          </table:table-cell>
          <table:table-cell table:style-name="Table1.A1" office:value-type="string">
            <text:p text:style-name="P63"><text:span text:style-name="T4">ReiserFS</text:span></text:p>
          </table:table-cell>
          <table:table-cell table:style-name="Table1.A1" office:value-type="string">
            <text:p text:style-name="P61"><text:span text:style-name="T4">VFAT</text:span></text:p>
          </table:table-cell>
          <table:table-cell table:style-name="Table1.A1" office:value-type="string">
            <text:p text:style-name="P61"><text:span text:style-name="T4">XFS </text:span></text:p>
          </table:table-cell>
          <table:covered-table-cell table:style-name="Table1.A1"/>
        </table:table-row>
        <table:table-row table:style-name="Table1.2">
          <table:table-cell table:style-name="Table1.A1" office:value-type="string">
            <text:p text:style-name="P61"><text:span text:style-name="T4">EFISTUB </text:span></text:p>
          </table:table-cell>
          <table:table-cell table:style-name="Table1.A1" office:value-type="string">
            <text:p text:style-name="P61">–</text:p>
          </table:table-cell>
          <table:table-cell table:style-name="Table1.A1" office:value-type="string">
            <text:p text:style-name="P61">Да </text:p>
          </table:table-cell>
          <table:table-cell table:style-name="Table1.A1" office:value-type="string">
            <text:p text:style-name="P61">Да</text:p>
          </table:table-cell>
          <table:table-cell table:style-name="Table1.A1" office:value-type="string">
            <text:p text:style-name="P61">Да </text:p>
          </table:table-cell>
          <table:table-cell table:style-name="Table1.A1" office:value-type="string">
            <text:p text:style-name="P61">– </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1">Наследуется от прошивки1</text:p>
          </table:table-cell>
          <table:table-cell table:style-name="Table1.A1" office:value-type="string">
            <text:p text:style-name="P61">– </text:p>
          </table:table-cell>
          <table:table-cell table:style-name="Table1.A1" office:value-type="string">
            <text:p text:style-name="P61">Ядро является EFI-приложением и загружается напрямую из UEFI или другим загрузчиком. </text:p>
          </table:table-cell>
        </table:table-row>
        <table:table-row table:style-name="Table1.2">
          <table:table-cell table:style-name="Table1.A1" office:value-type="string">
            <text:p text:style-name="P61"><text:span text:style-name="T4">Unified kernel image </text:span></text:p>
          </table:table-cell>
          <table:table-cell table:style-name="Table1.A1" office:value-type="string">
            <text:p text:style-name="P61">–</text:p>
          </table:table-cell>
          <table:table-cell table:style-name="Table1.A1" office:value-type="string">
            <text:p text:style-name="P61">Да </text:p>
          </table:table-cell>
          <table:table-cell table:style-name="Table1.A1" office:value-type="string">
            <text:p text:style-name="P61">Да</text:p>
          </table:table-cell>
          <table:table-cell table:style-name="Table1.A1" office:value-type="string">
            <text:p text:style-name="P61">Да </text:p>
          </table:table-cell>
          <table:table-cell table:style-name="Table1.A1" office:value-type="string">
            <text:p text:style-name="P61">– </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1">Наследуется от прошивки1</text:p>
          </table:table-cell>
          <table:table-cell table:style-name="Table1.A1" office:value-type="string">
            <text:p text:style-name="P61">– </text:p>
          </table:table-cell>
          <table:table-cell table:style-name="Table1.A1" office:value-type="string">
            <text:p text:style-name="P61">systemd-stub(7), ядро, initramfs и командная строка ядра упакованы в исполняемый файл EFI для загрузки непосредственно из прошивки UEFI или другого загрузчика. </text:p>
          </table:table-cell>
        </table:table-row>
        <table:table-row table:style-name="Table1.2">
          <table:table-cell table:style-name="Table1.A1" office:value-type="string">
            <text:p text:style-name="P61"><text:span text:style-name="T4">GRUB </text:span></text:p>
          </table:table-cell>
          <table:table-cell table:style-name="Table1.A1" office:value-type="string">
            <text:p text:style-name="P61">Да</text:p>
          </table:table-cell>
          <table:table-cell table:style-name="Table1.A1" office:value-type="string">
            <text:p text:style-name="P61">Да </text:p>
          </table:table-cell>
          <table:table-cell table:style-name="Table1.A1" office:value-type="string">
            <text:p text:style-name="P61">Да</text:p>
          </table:table-cell>
          <table:table-cell table:style-name="Table1.A1" office:value-type="string">
            <text:p text:style-name="P61">Да </text:p>
          </table:table-cell>
          <table:table-cell table:style-name="Table1.A1" office:value-type="string">
            <text:p text:style-name="P61">Да </text:p>
          </table:table-cell>
          <table:table-cell table:style-name="Table1.A1" office:value-type="string">
            <text:p text:style-name="P61">Да</text:p>
          </table:table-cell>
          <table:table-cell table:style-name="Table1.A1" office:value-type="string">
            <text:p text:style-name="P61">Да</text:p>
          </table:table-cell>
          <table:table-cell table:style-name="Table1.A1" office:value-type="string">
            <text:p text:style-name="P61">Да</text:p>
          </table:table-cell>
          <table:table-cell table:style-name="Table1.A1" office:value-type="string">
            <text:p text:style-name="P61">Да</text:p>
          </table:table-cell>
          <table:table-cell table:style-name="Table1.A1" office:value-type="string">
            <text:p text:style-name="P61">Да </text:p>
          </table:table-cell>
          <table:table-cell table:style-name="Table1.A1" office:value-type="string">
            <text:p text:style-name="P61">В конфигурации BIOS/GPT требует загрузочный раздел BIOS. <text:line-break/>Поддерживает RAID, LUKS1 и LVM (но не thin provisioned тома). </text:p>
          </table:table-cell>
        </table:table-row>
        <table:table-row table:style-name="Table1.2">
          <table:table-cell table:style-name="Table1.A1" office:value-type="string">
            <text:p text:style-name="P61"><text:span text:style-name="T4">Limine </text:span></text:p>
          </table:table-cell>
          <table:table-cell table:style-name="Table1.A1" office:value-type="string">
            <text:p text:style-name="P61">Да</text:p>
          </table:table-cell>
          <table:table-cell table:style-name="Table1.A1" office:value-type="string">
            <text:p text:style-name="P61">Да </text:p>
          </table:table-cell>
          <table:table-cell table:style-name="Table1.A1" office:value-type="string">
            <text:p text:style-name="P61">Да</text:p>
          </table:table-cell>
          <table:table-cell table:style-name="Table1.A1" office:value-type="string">
            <text:p text:style-name="P61">Да </text:p>
          </table:table-cell>
          <table:table-cell table:style-name="Table1.A1" office:value-type="string">
            <text:p text:style-name="P61">Да </text:p>
          </table:table-cell>
          <table:table-cell table:style-name="Table1.A1" office:value-type="string">
            <text:p text:style-name="P61">Нет</text:p>
          </table:table-cell>
          <table:table-cell table:style-name="Table1.A1" office:value-type="string">
            <text:p text:style-name="P61">Без шифрования</text:p>
          </table:table-cell>
          <table:table-cell table:style-name="Table1.A1" office:value-type="string">
            <text:p text:style-name="P61">Нет</text:p>
          </table:table-cell>
          <table:table-cell table:style-name="Table1.A1" office:value-type="string">
            <text:p text:style-name="P61">Да</text:p>
          </table:table-cell>
          <table:table-cell table:style-name="Table1.A1" office:value-type="string">
            <text:p text:style-name="P61">Нет </text:p>
          </table:table-cell>
          <table:table-cell table:style-name="Table1.A1" office:value-type="string">
            <text:p text:style-name="P61"/>
          </table:table-cell>
        </table:table-row>
        <table:table-row table:style-name="Table1.2">
          <table:table-cell table:style-name="Table1.A1" office:value-type="string">
            <text:p text:style-name="P61"><text:span text:style-name="T4">rEFInd </text:span></text:p>
          </table:table-cell>
          <table:table-cell table:style-name="Table1.A1" office:value-type="string">
            <text:p text:style-name="P61">Нет</text:p>
          </table:table-cell>
          <table:table-cell table:style-name="Table1.A1" office:value-type="string">
            <text:p text:style-name="P61">Да </text:p>
          </table:table-cell>
          <table:table-cell table:style-name="Table1.A1" office:value-type="string">
            <text:p text:style-name="P61">Да</text:p>
          </table:table-cell>
          <table:table-cell table:style-name="Table1.A1" office:value-type="string">
            <text:p text:style-name="P61">Да </text:p>
          </table:table-cell>
          <table:table-cell table:style-name="Table1.A1" office:value-type="string">
            <text:p text:style-name="P61">Да2 </text:p>
          </table:table-cell>
          <table:table-cell table:style-name="Table1.A1" office:value-type="string">
            <text:p text:style-name="P61">Без шифрования</text:p>
          </table:table-cell>
          <table:table-cell table:style-name="Table1.A1" office:value-type="string">
            <text:p text:style-name="P61">Без шифрования</text:p>
          </table:table-cell>
          <table:table-cell table:style-name="Table1.A1" office:value-type="string">
            <text:p text:style-name="P61">Без tail-packing</text:p>
          </table:table-cell>
          <table:table-cell table:style-name="Table1.A1" office:value-type="string">
            <text:p text:style-name="P61">Наследуется от прошивки1</text:p>
          </table:table-cell>
          <table:table-cell table:style-name="Table1.A1" office:value-type="string">
            <text:p text:style-name="P61">Нет </text:p>
          </table:table-cell>
          <table:table-cell table:style-name="Table1.A1" office:value-type="string">
            <text:p text:style-name="P61">Поддерживает автообнаружение ядер и параметров без явной конфигурации, а также fastboot [3]. </text:p>
          </table:table-cell>
        </table:table-row>
        <table:table-row table:style-name="Table1.2">
          <table:table-cell table:style-name="Table1.A1" office:value-type="string">
            <text:p text:style-name="P61"><text:span text:style-name="T4">Syslinux </text:span></text:p>
          </table:table-cell>
          <table:table-cell table:style-name="Table1.A1" office:value-type="string">
            <text:p text:style-name="P61">Да</text:p>
          </table:table-cell>
          <table:table-cell table:style-name="Table1.A1" office:value-type="string">
            <text:p text:style-name="P61">Частично </text:p>
          </table:table-cell>
          <table:table-cell table:style-name="Table1.A1" office:value-type="string">
            <text:p text:style-name="P61">Да</text:p>
          </table:table-cell>
          <table:table-cell table:style-name="Table1.A1" office:value-type="string">
            <text:p text:style-name="P61">Да </text:p>
          </table:table-cell>
          <table:table-cell table:style-name="Table1.A1" office:value-type="string">
            <text:p text:style-name="P61">Частично </text:p>
          </table:table-cell>
          <table:table-cell table:style-name="Table1.A1" office:value-type="string">
            <text:p text:style-name="P61">Без: multi-device тома, сжатие, шифрование</text:p>
          </table:table-cell>
          <table:table-cell table:style-name="Table1.A1" office:value-type="string">
            <text:p text:style-name="P61">Без шифрования</text:p>
          </table:table-cell>
          <table:table-cell table:style-name="Table1.A1" office:value-type="string">
            <text:p text:style-name="P61">Нет</text:p>
          </table:table-cell>
          <table:table-cell table:style-name="Table1.A1" office:value-type="string">
            <text:p text:style-name="P61">Да</text:p>
          </table:table-cell>
          <table:table-cell table:style-name="Table1.A1" office:value-type="string">
            <text:p text:style-name="P61">Только MBR; без sparse inodes </text:p>
          </table:table-cell>
          <table:table-cell table:style-name="Table1.A1" office:value-type="string">
            <text:p text:style-name="P61">Не поддерживает некоторые особенности файловых систем [4]. <text:line-break/>Не имеет драйверов файловых систем [5], может работать только с той ФС, на которую установлен. </text:p>
          </table:table-cell>
        </table:table-row>
        <table:table-row table:style-name="Table1.2">
          <table:table-cell table:style-name="Table1.A1" office:value-type="string">
            <text:p text:style-name="P61"><text:span text:style-name="T4">systemd-boot </text:span></text:p>
          </table:table-cell>
          <table:table-cell table:style-name="Table1.A1" office:value-type="string">
            <text:p text:style-name="P61">Нет</text:p>
          </table:table-cell>
          <table:table-cell table:style-name="Table1.A1" office:value-type="string">
            <text:p text:style-name="P61">Да </text:p>
          </table:table-cell>
          <table:table-cell table:style-name="Table1.A1" office:value-type="string">
            <text:p text:style-name="P61">Только ручная установка</text:p>
          </table:table-cell>
          <table:table-cell table:style-name="Table1.A1" office:value-type="string">
            <text:p text:style-name="P61">Да </text:p>
          </table:table-cell>
          <table:table-cell table:style-name="Table1.A1" office:value-type="string">
            <text:p text:style-name="P61">Да2 </text:p>
          </table:table-cell>
          <table:table-cell table:style-name="Table1.A1" office:value-type="string">
            <text:p text:style-name="P61">Sideload3</text:p>
          </table:table-cell>
          <table:table-cell table:style-name="Table1.A1" office:value-type="string">
            <text:p text:style-name="P61">Sideload3</text:p>
          </table:table-cell>
          <table:table-cell table:style-name="Table1.A1" office:value-type="string">
            <text:p text:style-name="P61">Sideload3</text:p>
          </table:table-cell>
          <table:table-cell table:style-name="Table1.A1" office:value-type="string">
            <text:p text:style-name="P61">Наследуется от прошивки1</text:p>
          </table:table-cell>
          <table:table-cell table:style-name="Table1.A1" office:value-type="string">
            <text:p text:style-name="P61">Sideload3 </text:p>
          </table:table-cell>
          <table:table-cell table:style-name="Table1.A1" office:value-type="string">
            <text:p text:style-name="P61">Запускает двоичные файлы только из разделов ESP и Extended Boot Loader Partition (XBOOTLDR). <text:line-break/>Автоматически определяет unified kernel image в каталоге esp/EFI/Linux. </text:p>
          </table:table-cell>
        </table:table-row>
        <table:table-row table:style-name="Table1.2">
          <table:table-cell table:style-name="Table1.A1" office:value-type="string">
            <text:p text:style-name="P61"><text:span text:style-name="T4">GRUB Legacy </text:span></text:p>
          </table:table-cell>
          <table:table-cell table:style-name="Table1.A1" office:value-type="string">
            <text:p text:style-name="P61">Да</text:p>
          </table:table-cell>
          <table:table-cell table:style-name="Table1.A1" office:value-type="string">
            <text:p text:style-name="P61">Нет </text:p>
          </table:table-cell>
          <table:table-cell table:style-name="Table1.A1" office:value-type="string">
            <text:p text:style-name="P61">Да</text:p>
          </table:table-cell>
          <table:table-cell table:style-name="Table1.A1" office:value-type="string">
            <text:p text:style-name="P61">Нет </text:p>
          </table:table-cell>
          <table:table-cell table:style-name="Table1.A1" office:value-type="string">
            <text:p text:style-name="P61">Да </text:p>
          </table:table-cell>
          <table:table-cell table:style-name="Table1.A1" office:value-type="string">
            <text:p text:style-name="P61">Нет</text:p>
          </table:table-cell>
          <table:table-cell table:style-name="Table1.A1" office:value-type="string">
            <text:p text:style-name="P61">Нет</text:p>
          </table:table-cell>
          <table:table-cell table:style-name="Table1.A1" office:value-type="string">
            <text:p text:style-name="P61">Да</text:p>
          </table:table-cell>
          <table:table-cell table:style-name="Table1.A1" office:value-type="string">
            <text:p text:style-name="P61">Да</text:p>
          </table:table-cell>
          <table:table-cell table:style-name="Table1.A1" office:value-type="string">
            <text:p text:style-name="P61">Только XFSv4 </text:p>
          </table:table-cell>
          <table:table-cell table:style-name="Table1.A1" office:value-type="string">
            <text:p text:style-name="P61">Разработка прекращена в пользу GRUB. </text:p>
          </table:table-cell>
        </table:table-row>
        <table:table-row table:style-name="Table1.2">
          <table:table-cell table:style-name="Table1.A1" office:value-type="string">
            <text:p text:style-name="P61"><text:span text:style-name="T4">LILO </text:span></text:p>
          </table:table-cell>
          <table:table-cell table:style-name="Table1.A1" office:value-type="string">
            <text:p text:style-name="P61">Да</text:p>
          </table:table-cell>
          <table:table-cell table:style-name="Table1.A1" office:value-type="string">
            <text:p text:style-name="P61">Нет </text:p>
          </table:table-cell>
          <table:table-cell table:style-name="Table1.A1" office:value-type="string">
            <text:p text:style-name="P61">Да</text:p>
          </table:table-cell>
          <table:table-cell table:style-name="Table1.A1" office:value-type="string">
            <text:p text:style-name="P61">Нет </text:p>
          </table:table-cell>
          <table:table-cell table:style-name="Table1.A1" office:value-type="string">
            <text:p text:style-name="P61">Да </text:p>
          </table:table-cell>
          <table:table-cell table:style-name="Table1.A1" office:value-type="string">
            <text:p text:style-name="P61">Нет</text:p>
          </table:table-cell>
          <table:table-cell table:style-name="Table1.A1" office:value-type="string">
            <text:p text:style-name="P61">Без шифрования</text:p>
          </table:table-cell>
          <table:table-cell table:style-name="Table1.A1" office:value-type="string">
            <text:p text:style-name="P61">Да</text:p>
          </table:table-cell>
          <table:table-cell table:style-name="Table1.A1" office:value-type="string">
            <text:p text:style-name="P61">Да</text:p>
          </table:table-cell>
          <table:table-cell table:style-name="Table1.A1" office:value-type="string">
            <text:p text:style-name="P61">Да </text:p>
          </table:table-cell>
          <table:table-cell table:style-name="Table1.A1" office:value-type="string">
            <text:p text:style-name="P61">Разработа прекращена из-за ограничений (например, с Btrfs, GPT, RAID). </text:p>
          </table:table-cell>
        </table:table-row>
      </table:table>
      <text:list text:style-name="L20">
        <text:list-item>
          <text:p text:style-name="P70"><text:span text:style-name="T35">Поддержка файловой системы "унаследована" от прошивки. Спецификация UEFI объявляет обязательной поддержку файловых систем FAT12, FAT16 и FAT32 </text:span><text:a xlink:type="simple" xlink:href="https://uefi.org/sites/default/files/resources/UEFI_Spec_2_8_final.pdf#G17.1345080" text:style-name="Internet_20_link" text:visited-style-name="Visited_20_Internet_20_Link"><text:span text:style-name="T35">[6]</text:span></text:a><text:span text:style-name="T35">, но производители могут добавлять собственные ФС; например, компьютеры Apple </text:span><text:a xlink:type="simple" xlink:href="https://wiki.archlinux.org/title/Mac" text:style-name="Internet_20_link" text:visited-style-name="Visited_20_Internet_20_Link"><text:span text:style-name="T35">Mac</text:span></text:a><text:span text:style-name="T35"> поддерживают файловую систему HFS+. Если прошивка имеет интерфейс для загрузки драйверов UEFI при запуске системы, то можно подключить дополнительные файловые системы, загрузив их (сторонние) драйвера. </text:span></text:p>
        </text:list-item>
        <text:list-item>
          <text:p text:style-name="P71"><text:a xlink:type="simple" xlink:href="https://www.rodsbooks.com/efi-bootloaders/principles.html" text:style-name="Internet_20_link" text:visited-style-name="Visited_20_Internet_20_Link"><text:span text:style-name="T35">Менеджер загрузки</text:span></text:a><text:span text:style-name="T35">. Может только запускать другие EFI-приложения, например, ядро Linux (собранное с флагом </text:span><text:span text:style-name="Source_20_Text"><text:span text:style-name="T35">CONFIG_EFI_STUB=y</text:span></text:span><text:span text:style-name="T35">) или Windows </text:span><text:span text:style-name="Source_20_Text"><text:span text:style-name="T35">bootmgfw.efi</text:span></text:span><text:span text:style-name="T35">. </text:span></text:p>
        </text:list-item>
        <text:list-item>
          <text:p text:style-name="P72"><text:soft-page-break/><text:span text:style-name="T35">systemd-boot поддерживает загрузку UEFI-драйверов файловых систем. Они предоставляются пакетом </text:span><text:a xlink:type="simple" xlink:href="https://archlinux.org/packages/?name=efifs" text:style-name="Internet_20_link" text:visited-style-name="Visited_20_Internet_20_Link"><text:span text:style-name="T35">efifs</text:span></text:a><text:span text:style-name="T35"> и должны быть помещены в каталог </text:span><text:span text:style-name="Source_20_Text"><text:span text:style-name="T36">esp</text:span></text:span><text:span text:style-name="Source_20_Text"><text:span text:style-name="T35">/EFI/systemd/drivers/</text:span></text:span><text:span text:style-name="T35">.</text:span></text:p>
        </text:list-item>
      </text:list>
      <text:h text:style-name="P28" text:outline-level="3"><text:bookmark-start text:name="__RefHeading___Toc664_70331351 Copy 3"/><text:span text:style-name="T42">Ядро</text:span>:<text:bookmark-end text:name="__RefHeading___Toc664_70331351 Copy 3"/></text:h>
      <text:p text:style-name="P55"><text:a xlink:type="simple" xlink:href="https://wiki.archlinux.org/title/Ядро" text:style-name="Internet_20_link" text:visited-style-name="Visited_20_Internet_20_Link"><text:span text:style-name="T34">Ядро</text:span></text:a><text:span text:style-name="T34"> — сердце операционной системы. Оно функционирует на низком уровне (т.н. </text:span><text:span text:style-name="T29">kernelspace</text:span><text:span text:style-name="T34">, пространство ядра), являясь посредником между аппаратным обеспечением компьютера и прикладными программами. Ядро периодически приостанавливает выполнение одних программ, чтобы предоставить процессорное время другим (т.н. </text:span><text:a xlink:type="simple" xlink:href="https://en.wikipedia.org/wiki/ru:Вытесняющая_многозадачность" text:style-name="Internet_20_link" text:visited-style-name="Visited_20_Internet_20_Link"><text:span text:style-name="T34">вытесняющая многозадачность</text:span></text:a><text:span text:style-name="T34">). Это создаёт видимость того, что множество задач выполняются параллельно, даже на одноядерном процессоре. Ядро использует планировщик времени процессора для определения процесса, имеющего наибольший приоритет в данный момент.</text:span></text:p>
      <text:h text:style-name="P28" text:outline-level="3"><text:bookmark-start text:name="__RefHeading___Toc664_70331351 Copy 4"/><text:span text:style-name="T44">Initramfs</text:span><text:span text:style-name="T34">:</text:span><text:bookmark-end text:name="__RefHeading___Toc664_70331351 Copy 4"/></text:h>
      <text:p text:style-name="P69"><text:a xlink:type="simple" xlink:href="https://wiki.archlinux.org/title/Arch_boot_process_(Русский)#Загрузчик" text:style-name="Internet_20_link" text:visited-style-name="Visited_20_Internet_20_Link"><text:span text:style-name="T9">Загрузчик</text:span></text:a><text:span text:style-name="T9"> перемещает </text:span><text:a xlink:type="simple" xlink:href="https://wiki.archlinux.org/title/Ядро" text:style-name="Internet_20_link" text:visited-style-name="Visited_20_Internet_20_Link"><text:span text:style-name="T9">ядро</text:span></text:a><text:span text:style-name="T9"> и имеющиеся файлы initramfs в память и запускает ядро. В начале работы ядро распаковывает архивы с initramfs (initial RAM filesystem, начальная файловая система) в пока что пустующую rootfs (первоначальная корневая файловая система, чаще всего ramfs или tmpfs). Сначала извлекается initramfs, которая была встроена в двоичный файл ядра в процессе сборки, а затем — внешние initramfs-файлы, если таковые имеются. Файлы внешней initramfs перезаписывают одноименные файлы встроенной. После этого ядро запускает в rootfs </text:span><text:span text:style-name="Source_20_Text"><text:span text:style-name="T9">/init</text:span></text:span><text:span text:style-name="T9"> как первый процесс. Начинается </text:span><text:span text:style-name="T28">раннее пространство пользователя</text:span><text:span text:style-name="T9"> (early userspace). </text:span></text:p>
      <text:p text:style-name="P69"><text:a xlink:type="simple" xlink:href="https://wiki.archlinux.org/title/Kernel_(Русский)#Официальные_ядра" text:style-name="Internet_20_link" text:visited-style-name="Visited_20_Internet_20_Link"><text:span text:style-name="T9">Официальные ядра</text:span></text:a><text:span text:style-name="T9"> Arch Linux используют в качестве встроенной initramfs пустой архив (используется по умолчанию при сборке Linux). Внешние образы initramfs можно сгенерировать с помощью </text:span><text:a xlink:type="simple" xlink:href="https://wiki.archlinux.org/title/Mkinitcpio_(Русский)" text:style-name="Internet_20_link" text:visited-style-name="Visited_20_Internet_20_Link"><text:span text:style-name="T9">mkinitcpio</text:span></text:a><text:span text:style-name="T9">, </text:span><text:a xlink:type="simple" xlink:href="https://wiki.archlinux.org/title/Dracut" text:style-name="Internet_20_link" text:visited-style-name="Visited_20_Internet_20_Link"><text:span text:style-name="T9">dracut</text:span></text:a><text:span text:style-name="T9"> и </text:span><text:a xlink:type="simple" xlink:href="https://wiki.archlinux.org/title/Booster" text:style-name="Internet_20_link" text:visited-style-name="Visited_20_Internet_20_Link"><text:span text:style-name="T9">booster</text:span></text:a><text:span text:style-name="T9">. </text:span></text:p>
      <text:p text:style-name="P69"><text:span text:style-name="T9">Назначение initramfs — загрузить систему до состояния, в котором она может работать с корневой файловой системой (подробнее см. </text:span><text:a xlink:type="simple" xlink:href="https://wiki.archlinux.org/title/Filesystem_Hierarchy_Standard_(Русский)" text:style-name="Internet_20_link" text:visited-style-name="Visited_20_Internet_20_Link"><text:span text:style-name="T9">FHS</text:span></text:a><text:span text:style-name="T9">). Это означает, что любые модули, которые необходимы устройствам IDE, SCSI, SATA, USB/FW (при загрузке с внешнего носителя) и не были встроены в ядро, должны загружаться из initramfs; после подключения необходимых модулей (программой/сценарием или неявно </text:span><text:a xlink:type="simple" xlink:href="https://wiki.archlinux.org/title/Udev_(Русский)" text:style-name="Internet_20_link" text:visited-style-name="Visited_20_Internet_20_Link"><text:span text:style-name="T9">udev</text:span></text:a><text:span text:style-name="T9">), процесс загрузки продолжается. В initramfs должны быть только модули, необходимые для доступа к корневой файловой системе; нет необходимости хранить в ней все модули, которые однажды теоретически могут понадобиться. Большинство таких модулей будут позже загружены менеджером устройств udev во время работы процесса init.</text:span></text:p>
      <text:h text:style-name="P28" text:outline-level="3"><text:bookmark-start text:name="__RefHeading___Toc664_70331351 Copy 5"/><text:span text:style-name="T42">Процесс Init</text:span><text:span text:style-name="T9">:</text:span><text:bookmark-end text:name="__RefHeading___Toc664_70331351 Copy 5"/></text:h>
      <text:p text:style-name="P73"><text:span text:style-name="T23">В завершающей фазе early userspace монтируется настоящий корневой каталог, замещающий начальную корневую ФС. Выполняется </text:span><text:span text:style-name="Source_20_Text">/sbin/init</text:span><text:span text:style-name="T23">, который заменяет процесс </text:span><text:span text:style-name="Source_20_Text">/init</text:span><text:span text:style-name="T23">. В Arch Linux в качестве </text:span><text:a xlink:type="simple" xlink:href="https://wiki.archlinux.org/title/Init" text:style-name="Internet_20_link" text:visited-style-name="Visited_20_Internet_20_Link"><text:span text:style-name="T23">init</text:span></text:a><text:span text:style-name="T23"> по умолчанию используется </text:span><text:a xlink:type="simple" xlink:href="https://wiki.archlinux.org/title/Systemd_(Русский)" text:style-name="Internet_20_link" text:visited-style-name="Visited_20_Internet_20_Link"><text:span text:style-name="T23">systemd</text:span></text:a><text:span text:style-name="T23">.</text:span></text:p>
      <text:h text:style-name="P28" text:outline-level="3"><text:bookmark-start text:name="__RefHeading___Toc664_70331351 Copy 6"/><text:span text:style-name="T42">Getty</text:span><text:span text:style-name="T23">:</text:span><text:bookmark-end text:name="__RefHeading___Toc664_70331351 Copy 6"/></text:h>
      <text:p text:style-name="P73"><text:a xlink:type="simple" xlink:href="https://wiki.archlinux.org/title/Init" text:style-name="Internet_20_link" text:visited-style-name="Visited_20_Internet_20_Link"><text:span text:style-name="T23">init</text:span></text:a><text:span text:style-name="T23"> запускает для каждого </text:span><text:a xlink:type="simple" xlink:href="https://en.wikipedia.org/wiki/ru:Виртуальная_консоль" text:style-name="Internet_20_link" text:visited-style-name="Visited_20_Internet_20_Link"><text:span text:style-name="T23">виртуального терминала</text:span></text:a><text:span text:style-name="T23"> (обычно их шесть) программу </text:span><text:a xlink:type="simple" xlink:href="https://wiki.archlinux.org/title/Getty" text:style-name="Internet_20_link" text:visited-style-name="Visited_20_Internet_20_Link"><text:span text:style-name="T23">getty</text:span></text:a><text:span text:style-name="T23">, которая инициализирует терминалы и запрашивает имя пользователя и пароль. Предоставленные входные данные getty проверяет по </text:span><text:soft-page-break/><text:span text:style-name="T23">файлам </text:span><text:span text:style-name="Source_20_Text">/etc/passwd</text:span><text:span text:style-name="T23"> и </text:span><text:span text:style-name="Source_20_Text">/etc/shadow</text:span><text:span text:style-name="T23">, после чего вызывает </text:span><text:a xlink:type="simple" xlink:href="https://wiki.archlinux.org/title/Arch_boot_process_(Русский)#Вход" text:style-name="Internet_20_link" text:visited-style-name="Visited_20_Internet_20_Link"><text:span text:style-name="T23">login</text:span></text:a><text:span text:style-name="T23"> или запускает менеджер экрана, если таковой имеется.</text:span></text:p>
      <text:h text:style-name="P28" text:outline-level="3"><text:bookmark-start text:name="__RefHeading___Toc664_70331351 Copy 7"/><text:span text:style-name="T42">Менеджер экрана</text:span><text:span text:style-name="T23">:</text:span><text:bookmark-end text:name="__RefHeading___Toc664_70331351 Copy 7"/></text:h>
      <text:p text:style-name="P13"><text:span text:style-name="T9">Вместо приглашения входа getty можно использовать </text:span><text:a xlink:type="simple" xlink:href="https://wiki.archlinux.org/title/Экранный_менеджер" text:style-name="Internet_20_link" text:visited-style-name="Visited_20_Internet_20_Link"><text:span text:style-name="T9">экранный менеджер</text:span></text:a><text:span text:style-name="T9">. </text:span></text:p>
      <text:p text:style-name="P13"><text:span text:style-name="T9">Чтобы менеджер экрана запускался автоматически сразу после загрузки, необходимо вручную включить соответствующую службу </text:span><text:a xlink:type="simple" xlink:href="https://wiki.archlinux.org/title/Systemd_(Русский)" text:style-name="Internet_20_link" text:visited-style-name="Visited_20_Internet_20_Link"><text:span text:style-name="T9">systemd</text:span></text:a><text:span text:style-name="T9">. Подробнее о включении и запуске служб см. </text:span><text:a xlink:type="simple" xlink:href="https://wiki.archlinux.org/title/Systemd_(Русский)#Использование_юнитов" text:style-name="Internet_20_link" text:visited-style-name="Visited_20_Internet_20_Link"><text:span text:style-name="T9">systemd#Использование юнитов</text:span></text:a><text:span text:style-name="T9">.</text:span></text:p>
      <text:h text:style-name="P28" text:outline-level="3"><text:bookmark-start text:name="__RefHeading___Toc664_70331351 Copy 8"/><text:span text:style-name="T42">Вход</text:span><text:span text:style-name="T9">:</text:span><text:bookmark-end text:name="__RefHeading___Toc664_70331351 Copy 8"/></text:h>
      <text:p text:style-name="P69"><text:span text:style-name="T9">Программа </text:span><text:span text:style-name="T28">login</text:span><text:span text:style-name="T9"> создаёт сеанс для пользователя. Она устанавливает переменные окружения и запускает командую оболочку в соответствии с файлом </text:span><text:span text:style-name="Source_20_Text"><text:span text:style-name="T9">/etc/passwd</text:span></text:span><text:span text:style-name="T9">. </text:span></text:p>
      <text:p text:style-name="P56"><text:span text:style-name="T9">После успешного входа (и перед запуском оболочки) </text:span><text:span text:style-name="T28">login</text:span><text:span text:style-name="T9"> выводит содержимое файла </text:span><text:a xlink:type="simple" xlink:href="https://en.wikipedia.org/wiki/motd_(Unix)" text:style-name="Internet_20_link" text:visited-style-name="Visited_20_Internet_20_Link"><text:span text:style-name="T9">/etc/motd</text:span></text:a><text:span text:style-name="T9"> (</text:span><text:span text:style-name="T28">m</text:span><text:span text:style-name="T9">essage </text:span><text:span text:style-name="T28">o</text:span><text:span text:style-name="T9">f </text:span><text:span text:style-name="T28">t</text:span><text:span text:style-name="T9">he </text:span><text:span text:style-name="T28">d</text:span><text:span text:style-name="T9">ay, сообщение дня). Используйте его, чтобы напомнить пользовател</text:span>ям о правилах работы, политиках и т.п.</text:p>
      <text:h text:style-name="P28" text:outline-level="3"><text:bookmark-start text:name="__RefHeading___Toc664_70331351 Copy 9"/><text:span text:style-name="T42">Оболочка</text:span>:<text:bookmark-end text:name="__RefHeading___Toc664_70331351 Copy 9"/></text:h>
      <text:p text:style-name="P9">Прежде чем вывести строку приглашения, сразу после запуска <text:a xlink:type="simple" xlink:href="https://wiki.archlinux.org/title/Командная_оболочка" text:style-name="Internet_20_link" text:visited-style-name="Visited_20_Internet_20_Link">командная оболочка</text:a> исполняет файл настроек времени выполнения, вроде <text:a xlink:type="simple" xlink:href="https://wiki.archlinux.org/title/Bash_(Русский)#Файлы_настроек" text:style-name="Internet_20_link" text:visited-style-name="Visited_20_Internet_20_Link">bashrc</text:a>. Если для учётной записи настроен <text:a xlink:type="simple" xlink:href="https://wiki.archlinux.org/title/Запуск_X_при_входе" text:style-name="Internet_20_link" text:visited-style-name="Visited_20_Internet_20_Link">запуск X при входе</text:a>, то в файле настроек должен вызываться либо <text:a xlink:type="simple" xlink:href="https://wiki.archlinux.org/title/Startx_(Русский)" text:style-name="Internet_20_link" text:visited-style-name="Visited_20_Internet_20_Link">startx</text:a>, либо <text:a xlink:type="simple" xlink:href="https://wiki.archlinux.org/title/Xinit_(Русский)" text:style-name="Internet_20_link" text:visited-style-name="Visited_20_Internet_20_Link">xinit</text:a>.</text:p>
      <text:h text:style-name="P28" text:outline-level="3"><text:bookmark-start text:name="__RefHeading___Toc664_70331351 Copy 10"/><text:span text:style-name="T42">GUI, xinit или wayland</text:span>:<text:bookmark-end text:name="__RefHeading___Toc664_70331351 Copy 10"/></text:h>
      <text:p text:style-name="P9"><text:a xlink:type="simple" xlink:href="https://wiki.archlinux.org/title/Xinit_(Русский)" text:style-name="Internet_20_link" text:visited-style-name="Visited_20_Internet_20_Link">xinit</text:a> выполняет файл настроек <text:a xlink:type="simple" xlink:href="https://wiki.archlinux.org/title/Xinitrc_(Русский)" text:style-name="Internet_20_link" text:visited-style-name="Visited_20_Internet_20_Link">xinitrc</text:a>, в котором обычно запускается <text:a xlink:type="simple" xlink:href="https://wiki.archlinux.org/title/Оконный_менеджер" text:style-name="Internet_20_link" text:visited-style-name="Visited_20_Internet_20_Link">оконный менеджер</text:a>. При выходе пользователя из оконного менеджера он возвращается в <text:a xlink:type="simple" xlink:href="https://wiki.archlinux.org/title/Arch_boot_process_(Русский)#getty" text:style-name="Internet_20_link" text:visited-style-name="Visited_20_Internet_20_Link">getty</text:a>, по очереди завершая <text:span text:style-name="T22">xinit</text:span>, <text:span text:style-name="T22">startx</text:span>, командную оболочку и <text:span text:style-name="T22">login</text:span>. </text:p>
      <text:p text:style-name="P9"/>
      <text:h text:style-name="P17" text:outline-level="1"><text:bookmark-start text:name="__RefHeading___Toc338_3565381898"/>Сервисы Debian<text:bookmark-end text:name="__RefHeading___Toc338_3565381898"/></text:h>
      <text:p text:style-name="P12"><text:span text:style-name="T9">Disabling a daemon service is quite simple. You either remove the package providing the program for that service or you remove or rename the startup links under </text:span><text:span text:style-name="Source_20_Text"><text:span text:style-name="T9">/etc/rc${runlevel}.d/</text:span></text:span><text:span text:style-name="T9">. If you rename them make sure they do not begin with 'S' so that they don't get started by </text:span><text:span text:style-name="Source_20_Text"><text:span text:style-name="T9">/etc/init.d/rc</text:span></text:span><text:span text:style-name="T9">. Do not remove all the available links or the package management system will regenerate them on package upgrades, make sure you leave at least one link (typically a 'K', i.e. kill, link). For more information read </text:span><text:a xlink:type="simple" xlink:href="http://www.debian.org/doc/manuals/reference/ch-system.en.html#s-custombootscripts" text:style-name="Internet_20_link" text:visited-style-name="Visited_20_Internet_20_Link"><text:span text:style-name="T9">http://www.debian.org/doc/manuals/reference/ch-system.en.html#s-custombootscripts</text:span></text:a><text:span text:style-name="T9"> section of the Debian Reference (Chapter 2 — Debian fundamentals). </text:span></text:p>
      <text:p text:style-name="P13"><text:span text:style-name="T9">You can remove these links manually or using </text:span><text:span text:style-name="Source_20_Text"><text:span text:style-name="T9">update-rc.d</text:span></text:span><text:span text:style-name="T9"> (see update-rc.d(8)). For example, you can disable a service from executing in the multi-user runlevels by doing: </text:span></text:p>
      <text:p text:style-name="P13"><text:span text:style-name="T6"># update-rc.d </text:span><text:span text:style-name="Source_20_Text"><text:span text:style-name="T6">name</text:span></text:span><text:span text:style-name="T6"> stop </text:span><text:span text:style-name="Source_20_Text"><text:span text:style-name="T6">XX</text:span></text:span><text:span text:style-name="T6"> 2 3 4 5 .</text:span></text:p>
      <text:p text:style-name="P13"><text:span text:style-name="T9">Where </text:span><text:span text:style-name="Emphasis"><text:span text:style-name="T9">XX</text:span></text:span><text:span text:style-name="T9"> is a number that determines when the stop action for that service will be executed. Please note that, if you are </text:span><text:span text:style-name="Emphasis"><text:span text:style-name="T9">not</text:span></text:span><text:span text:style-name="T9"> using </text:span><text:span text:style-name="Strong_20_Emphasis"><text:span text:style-name="T13">file-rc</text:span></text:span><text:span text:style-name="T9">, </text:span><text:span text:style-name="Source_20_Text"><text:span text:style-name="T9">update-rc.d -f service remove</text:span></text:span><text:span text:style-name="T9"> will not work properly, since </text:span><text:span text:style-name="Emphasis"><text:span text:style-name="T9">all</text:span></text:span><text:span text:style-name="T9"> links are removed, upon re-installation or upgrade of the package these links will be re-generated (probably not what you wanted).</text:span></text:p>
      <text:p text:style-name="P13"><text:span text:style-name="T13">If you are using </text:span><text:span text:style-name="Strong_20_Emphasis"><text:span text:style-name="T13">file-rc</text:span></text:span><text:span text:style-name="T13"> all the information regarding services bootup is handled by a common configuration file and is maintained even if packages are removed from the system. </text:span></text:p>
      <text:p text:style-name="P13"><text:span text:style-name="T13">You can use the TUI (Text User Interface) provided by </text:span><text:span text:style-name="Strong_20_Emphasis"><text:span text:style-name="T13">sysv-rc-conf</text:span></text:span><text:span text:style-name="T13"> to do all these changes easily (</text:span><text:span text:style-name="Source_20_Text"><text:span text:style-name="T13">sysv-rc-conf</text:span></text:span><text:span text:style-name="T13"> works both for </text:span><text:span text:style-name="Strong_20_Emphasis"><text:span text:style-name="T13">file-rc</text:span></text:span><text:span text:style-name="T13"> and normal System V runlevels). You will also find similar GUIs for desktop systems. You can also use the command line interface of </text:span><text:span text:style-name="Strong_20_Emphasis"><text:span text:style-name="T13">sysv-rc-conf</text:span></text:span><text:span text:style-name="T13">: </text:span></text:p>
      <text:p text:style-name="P2"># sysv-rc-conf foobar off</text:p>
      <text:p text:style-name="P9">The advantage of using this utility is that the rc.d links are returned to the status they had before the 'off' call if you re-enable the service with: </text:p>
      <text:p text:style-name="P2"># sysv-rc-conf foobar on</text:p>
      <text:p text:style-name="P9">Other (less recommended) methods of disabling services are: </text:p>
      <text:list text:style-name="L17">
        <text:list-item>
          <text:p text:style-name="P48"><text:span text:style-name="T9">Removing the </text:span><text:span text:style-name="Source_20_Text"><text:span text:style-name="T9">/etc/init.d/service_name</text:span></text:span><text:span text:style-name="T9"> script and removing the startup links using: </text:span></text:p>
        </text:list-item>
        <text:list-item>
          <text:p text:style-name="P47"><text:span text:style-name="T9"># update-rc.d </text:span><text:span text:style-name="Source_20_Text"><text:span text:style-name="T9">name</text:span></text:span><text:span text:style-name="T9"> remove</text:span></text:p>
        </text:list-item>
        <text:list-item>
          <text:p text:style-name="P47"><text:span text:style-name="T9">Move the script file (</text:span><text:span text:style-name="Source_20_Text"><text:span text:style-name="T9">/etc/init.d/service_name</text:span></text:span><text:span text:style-name="T9">) to another name (for example </text:span><text:span text:style-name="Source_20_Text"><text:span text:style-name="T9">/etc/init.d/OFF.service_name</text:span></text:span><text:span text:style-name="T9">). This will leave dangling symlinks under </text:span><text:span text:style-name="Source_20_Text"><text:span text:style-name="T9">/etc/rc${runlevel}.d/</text:span></text:span><text:span text:style-name="T9"> and will generate error messages when booting up the system. </text:span></text:p>
        </text:list-item>
        <text:list-item>
          <text:p text:style-name="P47"><text:span text:style-name="T9">Remove the execute permission from the </text:span><text:span text:style-name="Source_20_Text"><text:span text:style-name="T9">/etc/init.d/service_name</text:span></text:span><text:span text:style-name="T9"> file. That will also generate error messages when booting. </text:span></text:p>
        </text:list-item>
        <text:list-item>
          <text:p text:style-name="P47"><text:span text:style-name="T9">Edit the </text:span><text:span text:style-name="Source_20_Text"><text:span text:style-name="T9">/etc/init.d/service_name</text:span></text:span><text:span text:style-name="T9"> script to have it stop immediately once it is executed (by adding an </text:span><text:span text:style-name="Source_20_Text"><text:span text:style-name="T9">exit 0</text:span></text:span><text:span text:style-name="T9"> line at the beginning or commenting out the </text:span><text:span text:style-name="Source_20_Text"><text:span text:style-name="T9">start-stop-daemon</text:span></text:span><text:span text:style-name="T9"> part in it). If you do this, you will not be able to use the script to startup the service manually later on. </text:span></text:p>
        </text:list-item>
      </text:list>
      <text:p text:style-name="P13"><text:span text:style-name="T9">Nevertheless, the files under </text:span><text:span text:style-name="Source_20_Text"><text:span text:style-name="T9">/etc/init.d</text:span></text:span><text:span text:style-name="T9"> are configuration files and should not get overwritten due to package upgrades if you have made local changes to them. </text:span></text:p>
      <text:p text:style-name="P13"><text:soft-page-break/><text:span text:style-name="T9">Unlike other (UNIX) operating systems, services in Debian cannot be disabled by modifying files in </text:span><text:span text:style-name="Source_20_Text"><text:span text:style-name="T9">/etc/default/service_name</text:span></text:span><text:span text:style-name="T9">. </text:span></text:p>
      <text:p text:style-name="P10"/>
      <text:p text:style-name="P10"/>
      <text:p text:style-name="P8"/>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4pt" fo:language="ru" fo:country="RU" style:letter-kerning="false" style:font-name-asian="Noto Serif CJK SC" style:font-size-asian="14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4pt" fo:language="ru" fo:country="RU" style:letter-kerning="false" style:font-name-asian="Noto Serif CJK SC" style:font-size-asian="14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use-window-font-color="true" loext:opacity="0%" style:font-name="Times New Roman" fo:font-family="'Times New Roman'" style:font-family-generic="roman" style:font-pitch="variable" fo:font-size="14pt" fo:language="ru" fo:country="RU" style:font-name-asian="Noto Serif CJK SC" style:font-family-asian="'Noto Serif CJK SC'" style:font-family-generic-asian="system" style:font-pitch-asian="variable" style:font-size-asian="14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pitch="variable" fo:font-size="12pt" style:font-size-asian="12pt"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style:font-pitch="variable"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pitch="variable" fo:font-size="12pt" style:font-size-asian="12pt" style:font-name-complex="Noto Sans Devanagari" style:font-family-complex="'Noto Sans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0.5in" fo:margin-top="0in" fo:margin-bottom="0in" style:contextual-spacing="true"/>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background-color="#f2f2f2" fo:padding-left="0.139in" fo:padding-right="0.139in" fo:padding-top="0.0693in" fo:padding-bottom="0.0693in"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Figure_20_Index_20_1" style:display-name="Figure Index 1" style:family="paragraph" style:parent-style-name="Standard" style:class="index">
      <style:paragraph-properties fo:margin-top="0in" fo:margin-bottom="0in"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loext:char-complex-color loext:theme-type="hyperlink" loext:color-type="theme"/>
      </style:text-propertie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_20__28_WW_29_" style:display-name="Default Paragraph Font (WW)"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Noto Sans" fo:font-family="'Noto Sans'" style:font-family-generic="swiss" style:font-pitch="variable" fo:font-size="9pt" style:font-size-asian="7.84999990463257pt" style:font-size-complex="9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meta:editing-cycles>120</meta:editing-cycles>
    <meta:creation-date>2022-09-30T10:02:37</meta:creation-date>
    <dc:date>2023-10-19T11:25:48.615728584</dc:date>
    <meta:generator>LibreOffice/7.6.2.1$Linux_X86_64 LibreOffice_project/60$Build-1</meta:generator>
    <meta:editing-duration>PT2H35M35S</meta:editing-duration>
    <meta:document-statistic meta:table-count="1" meta:image-count="0" meta:object-count="0" meta:page-count="11" meta:paragraph-count="243" meta:word-count="2505" meta:character-count="18272" meta:non-whitespace-character-count="15910"/>
  </office:meta>
</office:document-meta>
</file>